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cm" svg:height="9cm" svg:x="48.554cm" svg:y="0.49cm">
            <draw:object draw:notify-on-update-of-ranges="Sheet1.A28:Sheet1.A47 Sheet1.E27:Sheet1.E27 Sheet1.E28:Sheet1.E47 Sheet1.A28:Sheet1.A47 Sheet1.F27:Sheet1.F27 Sheet1.F28:Sheet1.F47 Sheet1.A28:Sheet1.A47 Sheet1.G27:Sheet1.G27 Sheet1.G28:Sheet1.G47 Sheet1.A28:Sheet1.A47 Sheet1.C27:Sheet1.C27 Sheet1.C28:Sheet1.C47 Sheet1.A28:Sheet1.A47 Sheet1.I6:Sheet1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9cm" svg:x="48.586cm" svg:y="10.12cm">
            <draw:object draw:notify-on-update-of-ranges="Sheet1.A28:Sheet1.A47 Sheet1.M27:Sheet1.M27 Sheet1.M28:Sheet1.M47 Sheet1.A28:Sheet1.A47 Sheet1.N27:Sheet1.N27 Sheet1.N28:Sheet1.N47 Sheet1.A28:Sheet1.A47 Sheet1.O27:Sheet1.O27 Sheet1.O28:Sheet1.O47 Sheet1.A28:Sheet1.A47 Sheet1.P27:Sheet1.P27 Sheet1.P28:Sheet1.P47 Sheet1.A28:Sheet1.A47 Sheet1.Q27:Sheet1.Q27 Sheet1.Q28:Sheet1.Q47 Sheet1.A28:Sheet1.A47 Sheet1.R27:Sheet1.R27 Sheet1.R28:Sheet1.R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#n iters</text:p>
          </table:table-cell>
          <table:table-cell office:value-type="string" calcext:value-type="string">
            <text:p>initial #n node</text:p>
          </table:table-cell>
          <table:table-cell office:value-type="string" calcext:value-type="string">
            <text:p>rule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ep_erase_create_step_split_merge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3128459308" calcext:value-type="float">
            <text:p>23128459308</text:p>
          </table:table-cell>
          <table:table-cell office:value-type="float" office:value="134660301624" calcext:value-type="float">
            <text:p>134660301624</text:p>
          </table:table-cell>
          <table:table-cell table:style-name="ce1" office:value-type="float" office:value="0.0353202" calcext:value-type="float">
            <text:p>3.53E-02</text:p>
          </table:table-cell>
          <table:table-cell/>
          <table:table-cell office:value-type="float" office:value="146.204476" calcext:value-type="float">
            <text:p>146.204476</text:p>
          </table:table-cell>
          <table:table-cell office:value-type="float" office:value="12.796878" calcext:value-type="float">
            <text:p>12.796878</text:p>
          </table:table-cell>
          <table:table-cell office:value-type="float" office:value="54.010652" calcext:value-type="float">
            <text:p>54.010652</text:p>
          </table:table-cell>
          <table:table-cell office:value-type="float" office:value="29.225273" calcext:value-type="float">
            <text:p>29.225273</text:p>
          </table:table-cell>
          <table:table-cell office:value-type="float" office:value="21.518109" calcext:value-type="float">
            <text:p>21.518109</text:p>
          </table:table-cell>
          <table:table-cell office:value-type="float" office:value="9.71394" calcext:value-type="float">
            <text:p>9.71394</text:p>
          </table:table-cell>
          <table:table-cell office:value-type="float" office:value="16.481184" calcext:value-type="float">
            <text:p>16.481184</text:p>
          </table:table-cell>
          <table:table-cell/>
          <table:table-cell office:value-type="float" office:value="0.417645" calcext:value-type="float">
            <text:p>0.417645</text:p>
          </table:table-cell>
          <table:table-cell office:value-type="float" office:value="0.270898055415538" calcext:value-type="float">
            <text:p>0.270898055415538</text:p>
          </table:table-cell>
          <table:table-cell office:value-type="float" office:value="0.373940387781111" calcext:value-type="float">
            <text:p>0.3739403877811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1409150268" calcext:value-type="float">
            <text:p>21409150268</text:p>
          </table:table-cell>
          <table:table-cell office:value-type="float" office:value="123705660960" calcext:value-type="float">
            <text:p>123705660960</text:p>
          </table:table-cell>
          <table:table-cell table:style-name="ce1" office:value-type="float" office:value="0.0357986" calcext:value-type="float">
            <text:p>3.58E-02</text:p>
          </table:table-cell>
          <table:table-cell/>
          <table:table-cell office:value-type="float" office:value="144.235575" calcext:value-type="float">
            <text:p>144.235575</text:p>
          </table:table-cell>
          <table:table-cell office:value-type="float" office:value="12.999602" calcext:value-type="float">
            <text:p>12.999602</text:p>
          </table:table-cell>
          <table:table-cell office:value-type="float" office:value="51.206883" calcext:value-type="float">
            <text:p>51.206883</text:p>
          </table:table-cell>
          <table:table-cell office:value-type="float" office:value="29.585219" calcext:value-type="float">
            <text:p>29.585219</text:p>
          </table:table-cell>
          <table:table-cell office:value-type="float" office:value="21.694371" calcext:value-type="float">
            <text:p>21.694371</text:p>
          </table:table-cell>
          <table:table-cell office:value-type="float" office:value="9.758742" calcext:value-type="float">
            <text:p>9.758742</text:p>
          </table:table-cell>
          <table:table-cell office:value-type="float" office:value="16.476242" calcext:value-type="float">
            <text:p>16.476242</text:p>
          </table:table-cell>
          <table:table-cell/>
          <table:table-cell office:value-type="float" office:value="0.397171" calcext:value-type="float">
            <text:p>0.397171</text:p>
          </table:table-cell>
          <table:table-cell office:value-type="float" office:value="0.264770008849958" calcext:value-type="float">
            <text:p>0.264770008849958</text:p>
          </table:table-cell>
          <table:table-cell office:value-type="float" office:value="0.293959174364368" calcext:value-type="float">
            <text:p>0.2939591743643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9746248041" calcext:value-type="float">
            <text:p>19746248041</text:p>
          </table:table-cell>
          <table:table-cell office:value-type="float" office:value="112662134784" calcext:value-type="float">
            <text:p>112662134784</text:p>
          </table:table-cell>
          <table:table-cell table:style-name="ce1" office:value-type="float" office:value="0.0347256" calcext:value-type="float">
            <text:p>3.47E-02</text:p>
          </table:table-cell>
          <table:table-cell/>
          <table:table-cell office:value-type="float" office:value="140.732223" calcext:value-type="float">
            <text:p>140.732223</text:p>
          </table:table-cell>
          <table:table-cell office:value-type="float" office:value="13.032665" calcext:value-type="float">
            <text:p>13.032665</text:p>
          </table:table-cell>
          <table:table-cell office:value-type="float" office:value="48.002747" calcext:value-type="float">
            <text:p>48.002747</text:p>
          </table:table-cell>
          <table:table-cell office:value-type="float" office:value="29.256294" calcext:value-type="float">
            <text:p>29.256294</text:p>
          </table:table-cell>
          <table:table-cell office:value-type="float" office:value="21.67053" calcext:value-type="float">
            <text:p>21.67053</text:p>
          </table:table-cell>
          <table:table-cell office:value-type="float" office:value="9.749959" calcext:value-type="float">
            <text:p>9.749959</text:p>
          </table:table-cell>
          <table:table-cell office:value-type="float" office:value="16.43653" calcext:value-type="float">
            <text:p>16.43653</text:p>
          </table:table-cell>
          <table:table-cell/>
          <table:table-cell office:value-type="float" office:value="0.36343" calcext:value-type="float">
            <text:p>0.36343</text:p>
          </table:table-cell>
          <table:table-cell office:value-type="float" office:value="0.278240062158979" calcext:value-type="float">
            <text:p>0.278240062158979</text:p>
          </table:table-cell>
          <table:table-cell office:value-type="float" office:value="0.233762067037808" calcext:value-type="float">
            <text:p>0.2337620670378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102467988" calcext:value-type="float">
            <text:p>18102467988</text:p>
          </table:table-cell>
          <table:table-cell office:value-type="float" office:value="101614692564" calcext:value-type="float">
            <text:p>101614692564</text:p>
          </table:table-cell>
          <table:table-cell table:style-name="ce1" office:value-type="float" office:value="0.0345656" calcext:value-type="float">
            <text:p>3.46E-02</text:p>
          </table:table-cell>
          <table:table-cell/>
          <table:table-cell office:value-type="float" office:value="137.706068" calcext:value-type="float">
            <text:p>137.706068</text:p>
          </table:table-cell>
          <table:table-cell office:value-type="float" office:value="12.797836" calcext:value-type="float">
            <text:p>12.797836</text:p>
          </table:table-cell>
          <table:table-cell office:value-type="float" office:value="47.24963" calcext:value-type="float">
            <text:p>47.24963</text:p>
          </table:table-cell>
          <table:table-cell office:value-type="float" office:value="29.176875" calcext:value-type="float">
            <text:p>29.176875</text:p>
          </table:table-cell>
          <table:table-cell office:value-type="float" office:value="20.331014" calcext:value-type="float">
            <text:p>20.331014</text:p>
          </table:table-cell>
          <table:table-cell office:value-type="float" office:value="9.594247" calcext:value-type="float">
            <text:p>9.594247</text:p>
          </table:table-cell>
          <table:table-cell office:value-type="float" office:value="16.038298" calcext:value-type="float">
            <text:p>16.038298</text:p>
          </table:table-cell>
          <table:table-cell/>
          <table:table-cell office:value-type="float" office:value="0.340797" calcext:value-type="float">
            <text:p>0.340797</text:p>
          </table:table-cell>
          <table:table-cell office:value-type="float" office:value="0.272987102168605" calcext:value-type="float">
            <text:p>0.272987102168605</text:p>
          </table:table-cell>
          <table:table-cell office:value-type="float" office:value="0.240707100467728" calcext:value-type="float">
            <text:p>0.2407071004677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6426101756" calcext:value-type="float">
            <text:p>16426101756</text:p>
          </table:table-cell>
          <table:table-cell office:value-type="float" office:value="90587760120" calcext:value-type="float">
            <text:p>90587760120</text:p>
          </table:table-cell>
          <table:table-cell table:style-name="ce1" office:value-type="float" office:value="0.032261" calcext:value-type="float">
            <text:p>3.23E-02</text:p>
          </table:table-cell>
          <table:table-cell/>
          <table:table-cell office:value-type="float" office:value="146.920288" calcext:value-type="float">
            <text:p>146.920288</text:p>
          </table:table-cell>
          <table:table-cell office:value-type="float" office:value="13.18033" calcext:value-type="float">
            <text:p>13.18033</text:p>
          </table:table-cell>
          <table:table-cell office:value-type="float" office:value="54.874674" calcext:value-type="float">
            <text:p>54.874674</text:p>
          </table:table-cell>
          <table:table-cell office:value-type="float" office:value="28.31685" calcext:value-type="float">
            <text:p>28.31685</text:p>
          </table:table-cell>
          <table:table-cell office:value-type="float" office:value="22.268131" calcext:value-type="float">
            <text:p>22.268131</text:p>
          </table:table-cell>
          <table:table-cell office:value-type="float" office:value="9.602996" calcext:value-type="float">
            <text:p>9.602996</text:p>
          </table:table-cell>
          <table:table-cell office:value-type="float" office:value="16.197297" calcext:value-type="float">
            <text:p>16.197297</text:p>
          </table:table-cell>
          <table:table-cell/>
          <table:table-cell office:value-type="float" office:value="0.448082" calcext:value-type="float">
            <text:p>0.448082</text:p>
          </table:table-cell>
          <table:table-cell office:value-type="float" office:value="0.25121189137026" calcext:value-type="float">
            <text:p>0.25121189137026</text:p>
          </table:table-cell>
          <table:table-cell office:value-type="float" office:value="0.487433871215139" calcext:value-type="float">
            <text:p>0.4874338712151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4586645737" calcext:value-type="float">
            <text:p>14586645737</text:p>
          </table:table-cell>
          <table:table-cell office:value-type="float" office:value="79393778568" calcext:value-type="float">
            <text:p>79393778568</text:p>
          </table:table-cell>
          <table:table-cell table:style-name="ce1" office:value-type="float" office:value="0.0308653" calcext:value-type="float">
            <text:p>3.09E-02</text:p>
          </table:table-cell>
          <table:table-cell/>
          <table:table-cell office:value-type="float" office:value="137.494423" calcext:value-type="float">
            <text:p>137.494423</text:p>
          </table:table-cell>
          <table:table-cell office:value-type="float" office:value="12.943043" calcext:value-type="float">
            <text:p>12.943043</text:p>
          </table:table-cell>
          <table:table-cell office:value-type="float" office:value="47.805716" calcext:value-type="float">
            <text:p>47.805716</text:p>
          </table:table-cell>
          <table:table-cell office:value-type="float" office:value="27.823125" calcext:value-type="float">
            <text:p>27.823125</text:p>
          </table:table-cell>
          <table:table-cell office:value-type="float" office:value="21.112065" calcext:value-type="float">
            <text:p>21.112065</text:p>
          </table:table-cell>
          <table:table-cell office:value-type="float" office:value="9.615539" calcext:value-type="float">
            <text:p>9.615539</text:p>
          </table:table-cell>
          <table:table-cell office:value-type="float" office:value="15.750128" calcext:value-type="float">
            <text:p>15.750128</text:p>
          </table:table-cell>
          <table:table-cell/>
          <table:table-cell office:value-type="float" office:value="0.367758" calcext:value-type="float">
            <text:p>0.367758</text:p>
          </table:table-cell>
          <table:table-cell office:value-type="float" office:value="0.255408767563042" calcext:value-type="float">
            <text:p>0.255408767563042</text:p>
          </table:table-cell>
          <table:table-cell office:value-type="float" office:value="0.257778465027597" calcext:value-type="float">
            <text:p>0.2577784650275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711347254" calcext:value-type="float">
            <text:p>12711347254</text:p>
          </table:table-cell>
          <table:table-cell office:value-type="float" office:value="68196875760" calcext:value-type="float">
            <text:p>68196875760</text:p>
          </table:table-cell>
          <table:table-cell table:style-name="ce1" office:value-type="float" office:value="0.0307571" calcext:value-type="float">
            <text:p>3.08E-02</text:p>
          </table:table-cell>
          <table:table-cell/>
          <table:table-cell office:value-type="float" office:value="136.108578" calcext:value-type="float">
            <text:p>136.108578</text:p>
          </table:table-cell>
          <table:table-cell office:value-type="float" office:value="12.802823" calcext:value-type="float">
            <text:p>12.802823</text:p>
          </table:table-cell>
          <table:table-cell office:value-type="float" office:value="48.967313" calcext:value-type="float">
            <text:p>48.967313</text:p>
          </table:table-cell>
          <table:table-cell office:value-type="float" office:value="26.589136" calcext:value-type="float">
            <text:p>26.589136</text:p>
          </table:table-cell>
          <table:table-cell office:value-type="float" office:value="20.45081" calcext:value-type="float">
            <text:p>20.45081</text:p>
          </table:table-cell>
          <table:table-cell office:value-type="float" office:value="9.220262" calcext:value-type="float">
            <text:p>9.220262</text:p>
          </table:table-cell>
          <table:table-cell office:value-type="float" office:value="15.5328" calcext:value-type="float">
            <text:p>15.5328</text:p>
          </table:table-cell>
          <table:table-cell/>
          <table:table-cell office:value-type="float" office:value="0.363132" calcext:value-type="float">
            <text:p>0.363132</text:p>
          </table:table-cell>
          <table:table-cell office:value-type="float" office:value="0.243882908577933" calcext:value-type="float">
            <text:p>0.243882908577933</text:p>
          </table:table-cell>
          <table:table-cell office:value-type="float" office:value="0.298164972711647" calcext:value-type="float">
            <text:p>0.2981649727116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692383368" calcext:value-type="float">
            <text:p>11692383368</text:p>
          </table:table-cell>
          <table:table-cell office:value-type="float" office:value="61327091952" calcext:value-type="float">
            <text:p>61327091952</text:p>
          </table:table-cell>
          <table:table-cell table:style-name="ce1" office:value-type="float" office:value="0.0302537" calcext:value-type="float">
            <text:p>3.03E-02</text:p>
          </table:table-cell>
          <table:table-cell/>
          <table:table-cell office:value-type="float" office:value="119.724437" calcext:value-type="float">
            <text:p>119.724437</text:p>
          </table:table-cell>
          <table:table-cell office:value-type="float" office:value="10.521911" calcext:value-type="float">
            <text:p>10.521911</text:p>
          </table:table-cell>
          <table:table-cell office:value-type="float" office:value="44.031826" calcext:value-type="float">
            <text:p>44.031826</text:p>
          </table:table-cell>
          <table:table-cell office:value-type="float" office:value="21.161763" calcext:value-type="float">
            <text:p>21.161763</text:p>
          </table:table-cell>
          <table:table-cell office:value-type="float" office:value="18.547657" calcext:value-type="float">
            <text:p>18.547657</text:p>
          </table:table-cell>
          <table:table-cell office:value-type="float" office:value="7.169916" calcext:value-type="float">
            <text:p>7.169916</text:p>
          </table:table-cell>
          <table:table-cell office:value-type="float" office:value="15.947837" calcext:value-type="float">
            <text:p>15.947837</text:p>
          </table:table-cell>
          <table:table-cell/>
          <table:table-cell office:value-type="float" office:value="0.213149" calcext:value-type="float">
            <text:p>0.213149</text:p>
          </table:table-cell>
          <table:table-cell office:value-type="float" office:value="0.252528285469005" calcext:value-type="float">
            <text:p>0.252528285469005</text:p>
          </table:table-cell>
          <table:table-cell office:value-type="float" office:value="0.166084971124541" calcext:value-type="float">
            <text:p>0.1660849711245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615592917" calcext:value-type="float">
            <text:p>10615592917</text:p>
          </table:table-cell>
          <table:table-cell office:value-type="float" office:value="54254492352" calcext:value-type="float">
            <text:p>54254492352</text:p>
          </table:table-cell>
          <table:table-cell table:style-name="ce1" office:value-type="float" office:value="0.0287967" calcext:value-type="float">
            <text:p>2.88E-02</text:p>
          </table:table-cell>
          <table:table-cell/>
          <table:table-cell office:value-type="float" office:value="123.593511" calcext:value-type="float">
            <text:p>123.593511</text:p>
          </table:table-cell>
          <table:table-cell office:value-type="float" office:value="11.816111" calcext:value-type="float">
            <text:p>11.816111</text:p>
          </table:table-cell>
          <table:table-cell office:value-type="float" office:value="44.096368" calcext:value-type="float">
            <text:p>44.096368</text:p>
          </table:table-cell>
          <table:table-cell office:value-type="float" office:value="23.026736" calcext:value-type="float">
            <text:p>23.026736</text:p>
          </table:table-cell>
          <table:table-cell office:value-type="float" office:value="18.558764" calcext:value-type="float">
            <text:p>18.558764</text:p>
          </table:table-cell>
          <table:table-cell office:value-type="float" office:value="7.749046" calcext:value-type="float">
            <text:p>7.749046</text:p>
          </table:table-cell>
          <table:table-cell office:value-type="float" office:value="16.031985" calcext:value-type="float">
            <text:p>16.031985</text:p>
          </table:table-cell>
          <table:table-cell/>
          <table:table-cell office:value-type="float" office:value="0.214594" calcext:value-type="float">
            <text:p>0.214594</text:p>
          </table:table-cell>
          <table:table-cell office:value-type="float" office:value="0.24830621295932" calcext:value-type="float">
            <text:p>0.24830621295932</text:p>
          </table:table-cell>
          <table:table-cell office:value-type="float" office:value="0.169254313328056" calcext:value-type="float">
            <text:p>0.1692543133280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514676738" calcext:value-type="float">
            <text:p>9514676738</text:p>
          </table:table-cell>
          <table:table-cell office:value-type="float" office:value="47122047000" calcext:value-type="float">
            <text:p>47122047000</text:p>
          </table:table-cell>
          <table:table-cell table:style-name="ce1" office:value-type="float" office:value="0.028657" calcext:value-type="float">
            <text:p>2.87E-02</text:p>
          </table:table-cell>
          <table:table-cell/>
          <table:table-cell office:value-type="float" office:value="118.826775" calcext:value-type="float">
            <text:p>118.826775</text:p>
          </table:table-cell>
          <table:table-cell office:value-type="float" office:value="10.62403" calcext:value-type="float">
            <text:p>10.62403</text:p>
          </table:table-cell>
          <table:table-cell office:value-type="float" office:value="44.158453" calcext:value-type="float">
            <text:p>44.158453</text:p>
          </table:table-cell>
          <table:table-cell office:value-type="float" office:value="20.447979" calcext:value-type="float">
            <text:p>20.447979</text:p>
          </table:table-cell>
          <table:table-cell office:value-type="float" office:value="18.468267" calcext:value-type="float">
            <text:p>18.468267</text:p>
          </table:table-cell>
          <table:table-cell office:value-type="float" office:value="7.176113" calcext:value-type="float">
            <text:p>7.176113</text:p>
          </table:table-cell>
          <table:table-cell office:value-type="float" office:value="15.544698" calcext:value-type="float">
            <text:p>15.544698</text:p>
          </table:table-cell>
          <table:table-cell/>
          <table:table-cell office:value-type="float" office:value="0.195119" calcext:value-type="float">
            <text:p>0.195119</text:p>
          </table:table-cell>
          <table:table-cell office:value-type="float" office:value="0.228190341873388" calcext:value-type="float">
            <text:p>0.228190341873388</text:p>
          </table:table-cell>
          <table:table-cell office:value-type="float" office:value="0.188592521882591" calcext:value-type="float">
            <text:p>0.1885925218825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336644988" calcext:value-type="float">
            <text:p>8336644988</text:p>
          </table:table-cell>
          <table:table-cell office:value-type="float" office:value="39837415248" calcext:value-type="float">
            <text:p>39837415248</text:p>
          </table:table-cell>
          <table:table-cell table:style-name="ce1" office:value-type="float" office:value="0.0246447" calcext:value-type="float">
            <text:p>2.46E-02</text:p>
          </table:table-cell>
          <table:table-cell/>
          <table:table-cell office:value-type="float" office:value="115.504107" calcext:value-type="float">
            <text:p>115.504107</text:p>
          </table:table-cell>
          <table:table-cell office:value-type="float" office:value="10.82602" calcext:value-type="float">
            <text:p>10.82602</text:p>
          </table:table-cell>
          <table:table-cell office:value-type="float" office:value="43.835189" calcext:value-type="float">
            <text:p>43.835189</text:p>
          </table:table-cell>
          <table:table-cell office:value-type="float" office:value="20.302271" calcext:value-type="float">
            <text:p>20.302271</text:p>
          </table:table-cell>
          <table:table-cell office:value-type="float" office:value="18.055988" calcext:value-type="float">
            <text:p>18.055988</text:p>
          </table:table-cell>
          <table:table-cell office:value-type="float" office:value="6.855315" calcext:value-type="float">
            <text:p>6.855315</text:p>
          </table:table-cell>
          <table:table-cell office:value-type="float" office:value="13.310489" calcext:value-type="float">
            <text:p>13.310489</text:p>
          </table:table-cell>
          <table:table-cell/>
          <table:table-cell office:value-type="float" office:value="0.194417" calcext:value-type="float">
            <text:p>0.194417</text:p>
          </table:table-cell>
          <table:table-cell office:value-type="float" office:value="0.199896604565212" calcext:value-type="float">
            <text:p>0.199896604565212</text:p>
          </table:table-cell>
          <table:table-cell office:value-type="float" office:value="0.220030400502454" calcext:value-type="float">
            <text:p>0.2200304005024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124704649" calcext:value-type="float">
            <text:p>7124704649</text:p>
          </table:table-cell>
          <table:table-cell office:value-type="float" office:value="32635909800" calcext:value-type="float">
            <text:p>32635909800</text:p>
          </table:table-cell>
          <table:table-cell table:style-name="ce1" office:value-type="float" office:value="0.0242295" calcext:value-type="float">
            <text:p>2.42E-02</text:p>
          </table:table-cell>
          <table:table-cell/>
          <table:table-cell office:value-type="float" office:value="121.773669" calcext:value-type="float">
            <text:p>121.773669</text:p>
          </table:table-cell>
          <table:table-cell office:value-type="float" office:value="11.917425" calcext:value-type="float">
            <text:p>11.917425</text:p>
          </table:table-cell>
          <table:table-cell office:value-type="float" office:value="41.657782" calcext:value-type="float">
            <text:p>41.657782</text:p>
          </table:table-cell>
          <table:table-cell office:value-type="float" office:value="24.096427" calcext:value-type="float">
            <text:p>24.096427</text:p>
          </table:table-cell>
          <table:table-cell office:value-type="float" office:value="19.786237" calcext:value-type="float">
            <text:p>19.786237</text:p>
          </table:table-cell>
          <table:table-cell office:value-type="float" office:value="9.061987" calcext:value-type="float">
            <text:p>9.061987</text:p>
          </table:table-cell>
          <table:table-cell office:value-type="float" office:value="12.577823" calcext:value-type="float">
            <text:p>12.577823</text:p>
          </table:table-cell>
          <table:table-cell/>
          <table:table-cell office:value-type="float" office:value="0.27574" calcext:value-type="float">
            <text:p>0.27574</text:p>
          </table:table-cell>
          <table:table-cell office:value-type="float" office:value="0.191795041046957" calcext:value-type="float">
            <text:p>0.191795041046957</text:p>
          </table:table-cell>
          <table:table-cell office:value-type="float" office:value="0.134894962848561" calcext:value-type="float">
            <text:p>0.1348949628485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34455012" calcext:value-type="float">
            <text:p>5834455012</text:p>
          </table:table-cell>
          <table:table-cell office:value-type="float" office:value="25815351744" calcext:value-type="float">
            <text:p>25815351744</text:p>
          </table:table-cell>
          <table:table-cell table:style-name="ce1" office:value-type="float" office:value="0.0229407" calcext:value-type="float">
            <text:p>2.29E-02</text:p>
          </table:table-cell>
          <table:table-cell/>
          <table:table-cell office:value-type="float" office:value="106.711357" calcext:value-type="float">
            <text:p>106.711357</text:p>
          </table:table-cell>
          <table:table-cell office:value-type="float" office:value="9.649671" calcext:value-type="float">
            <text:p>9.649671</text:p>
          </table:table-cell>
          <table:table-cell office:value-type="float" office:value="40.771855" calcext:value-type="float">
            <text:p>40.771855</text:p>
          </table:table-cell>
          <table:table-cell office:value-type="float" office:value="18.583649" calcext:value-type="float">
            <text:p>18.583649</text:p>
          </table:table-cell>
          <table:table-cell office:value-type="float" office:value="17.01473" calcext:value-type="float">
            <text:p>17.01473</text:p>
          </table:table-cell>
          <table:table-cell office:value-type="float" office:value="6.595711" calcext:value-type="float">
            <text:p>6.595711</text:p>
          </table:table-cell>
          <table:table-cell office:value-type="float" office:value="11.61432" calcext:value-type="float">
            <text:p>11.61432</text:p>
          </table:table-cell>
          <table:table-cell/>
          <table:table-cell office:value-type="float" office:value="0.151704" calcext:value-type="float">
            <text:p>0.151704</text:p>
          </table:table-cell>
          <table:table-cell office:value-type="float" office:value="0.184023747428974" calcext:value-type="float">
            <text:p>0.184023747428974</text:p>
          </table:table-cell>
          <table:table-cell office:value-type="float" office:value="0.0779864367514542" calcext:value-type="float">
            <text:p>0.07798643675145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414405573" calcext:value-type="float">
            <text:p>4414405573</text:p>
          </table:table-cell>
          <table:table-cell office:value-type="float" office:value="19277131464" calcext:value-type="float">
            <text:p>19277131464</text:p>
          </table:table-cell>
          <table:table-cell table:style-name="ce1" office:value-type="float" office:value="0.01994" calcext:value-type="float">
            <text:p>1.99E-02</text:p>
          </table:table-cell>
          <table:table-cell/>
          <table:table-cell office:value-type="float" office:value="105.029735" calcext:value-type="float">
            <text:p>105.029735</text:p>
          </table:table-cell>
          <table:table-cell office:value-type="float" office:value="9.694987" calcext:value-type="float">
            <text:p>9.694987</text:p>
          </table:table-cell>
          <table:table-cell office:value-type="float" office:value="40.016471" calcext:value-type="float">
            <text:p>40.016471</text:p>
          </table:table-cell>
          <table:table-cell office:value-type="float" office:value="18.209711" calcext:value-type="float">
            <text:p>18.209711</text:p>
          </table:table-cell>
          <table:table-cell office:value-type="float" office:value="17.181181" calcext:value-type="float">
            <text:p>17.181181</text:p>
          </table:table-cell>
          <table:table-cell office:value-type="float" office:value="6.689595" calcext:value-type="float">
            <text:p>6.689595</text:p>
          </table:table-cell>
          <table:table-cell office:value-type="float" office:value="10.997497" calcext:value-type="float">
            <text:p>10.997497</text:p>
          </table:table-cell>
          <table:table-cell/>
          <table:table-cell office:value-type="float" office:value="0.151326" calcext:value-type="float">
            <text:p>0.151326</text:p>
          </table:table-cell>
          <table:table-cell office:value-type="float" office:value="0.168885809255548" calcext:value-type="float">
            <text:p>0.168885809255548</text:p>
          </table:table-cell>
          <table:table-cell office:value-type="float" office:value="0.097229512155388" calcext:value-type="float">
            <text:p>0.0972295121553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929262424" calcext:value-type="float">
            <text:p>2929262424</text:p>
          </table:table-cell>
          <table:table-cell office:value-type="float" office:value="12739312656" calcext:value-type="float">
            <text:p>12739312656</text:p>
          </table:table-cell>
          <table:table-cell table:style-name="ce1" office:value-type="float" office:value="0.017531" calcext:value-type="float">
            <text:p>1.75E-02</text:p>
          </table:table-cell>
          <table:table-cell/>
          <table:table-cell office:value-type="float" office:value="99.433978" calcext:value-type="float">
            <text:p>99.433978</text:p>
          </table:table-cell>
          <table:table-cell office:value-type="float" office:value="9.34792" calcext:value-type="float">
            <text:p>9.34792</text:p>
          </table:table-cell>
          <table:table-cell office:value-type="float" office:value="37.272554" calcext:value-type="float">
            <text:p>37.272554</text:p>
          </table:table-cell>
          <table:table-cell office:value-type="float" office:value="17.397981" calcext:value-type="float">
            <text:p>17.397981</text:p>
          </table:table-cell>
          <table:table-cell office:value-type="float" office:value="16.563351" calcext:value-type="float">
            <text:p>16.563351</text:p>
          </table:table-cell>
          <table:table-cell office:value-type="float" office:value="6.727725" calcext:value-type="float">
            <text:p>6.727725</text:p>
          </table:table-cell>
          <table:table-cell office:value-type="float" office:value="9.814167" calcext:value-type="float">
            <text:p>9.814167</text:p>
          </table:table-cell>
          <table:table-cell/>
          <table:table-cell office:value-type="float" office:value="0.111353" calcext:value-type="float">
            <text:p>0.111353</text:p>
          </table:table-cell>
          <table:table-cell office:value-type="float" office:value="0.166774518187871" calcext:value-type="float">
            <text:p>0.166774518187871</text:p>
          </table:table-cell>
          <table:table-cell office:value-type="float" office:value="0.0654769643012991" calcext:value-type="float">
            <text:p>0.06547696430129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59401658" calcext:value-type="float">
            <text:p>1459401658</text:p>
          </table:table-cell>
          <table:table-cell office:value-type="float" office:value="6223971960" calcext:value-type="float">
            <text:p>6223971960</text:p>
          </table:table-cell>
          <table:table-cell table:style-name="ce1" office:value-type="float" office:value="0.0180784" calcext:value-type="float">
            <text:p>1.81E-02</text:p>
          </table:table-cell>
          <table:table-cell/>
          <table:table-cell office:value-type="float" office:value="90.953925" calcext:value-type="float">
            <text:p>90.953925</text:p>
          </table:table-cell>
          <table:table-cell office:value-type="float" office:value="8.86894" calcext:value-type="float">
            <text:p>8.86894</text:p>
          </table:table-cell>
          <table:table-cell office:value-type="float" office:value="34.711342" calcext:value-type="float">
            <text:p>34.711342</text:p>
          </table:table-cell>
          <table:table-cell office:value-type="float" office:value="15.934975" calcext:value-type="float">
            <text:p>15.934975</text:p>
          </table:table-cell>
          <table:table-cell office:value-type="float" office:value="15.420458" calcext:value-type="float">
            <text:p>15.420458</text:p>
          </table:table-cell>
          <table:table-cell office:value-type="float" office:value="6.881966" calcext:value-type="float">
            <text:p>6.881966</text:p>
          </table:table-cell>
          <table:table-cell office:value-type="float" office:value="6.625347" calcext:value-type="float">
            <text:p>6.625347</text:p>
          </table:table-cell>
          <table:table-cell/>
          <table:table-cell office:value-type="float" office:value="0.103316" calcext:value-type="float">
            <text:p>0.103316</text:p>
          </table:table-cell>
          <table:table-cell office:value-type="float" office:value="0.144529443680072" calcext:value-type="float">
            <text:p>0.144529443680072</text:p>
          </table:table-cell>
          <table:table-cell office:value-type="float" office:value="0.0513354562092211" calcext:value-type="float">
            <text:p>0.05133545620922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9897992" calcext:value-type="float">
            <text:p>739897992</text:p>
          </table:table-cell>
          <table:table-cell office:value-type="float" office:value="3115324260" calcext:value-type="float">
            <text:p>3115324260</text:p>
          </table:table-cell>
          <table:table-cell table:style-name="ce1" office:value-type="float" office:value="0.0178032" calcext:value-type="float">
            <text:p>1.78E-02</text:p>
          </table:table-cell>
          <table:table-cell/>
          <table:table-cell office:value-type="float" office:value="84.883223" calcext:value-type="float">
            <text:p>84.883223</text:p>
          </table:table-cell>
          <table:table-cell office:value-type="float" office:value="8.496363" calcext:value-type="float">
            <text:p>8.496363</text:p>
          </table:table-cell>
          <table:table-cell office:value-type="float" office:value="33.105675" calcext:value-type="float">
            <text:p>33.105675</text:p>
          </table:table-cell>
          <table:table-cell office:value-type="float" office:value="15.853084" calcext:value-type="float">
            <text:p>15.853084</text:p>
          </table:table-cell>
          <table:table-cell office:value-type="float" office:value="14.969419" calcext:value-type="float">
            <text:p>14.969419</text:p>
          </table:table-cell>
          <table:table-cell office:value-type="float" office:value="6.919666" calcext:value-type="float">
            <text:p>6.919666</text:p>
          </table:table-cell>
          <table:table-cell office:value-type="float" office:value="3.877629" calcext:value-type="float">
            <text:p>3.877629</text:p>
          </table:table-cell>
          <table:table-cell/>
          <table:table-cell office:value-type="float" office:value="0.083321" calcext:value-type="float">
            <text:p>0.083321</text:p>
          </table:table-cell>
          <table:table-cell office:value-type="float" office:value="0.121599015626667" calcext:value-type="float">
            <text:p>0.121599015626667</text:p>
          </table:table-cell>
          <table:table-cell office:value-type="float" office:value="0.0284134775748833" calcext:value-type="float">
            <text:p>0.02841347757488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9897992" calcext:value-type="float">
            <text:p>739897992</text:p>
          </table:table-cell>
          <table:table-cell office:value-type="float" office:value="3115324260" calcext:value-type="float">
            <text:p>3115324260</text:p>
          </table:table-cell>
          <table:table-cell table:style-name="ce1" office:value-type="float" office:value="0.0178032" calcext:value-type="float">
            <text:p>1.78E-02</text:p>
          </table:table-cell>
          <table:table-cell/>
          <table:table-cell office:value-type="float" office:value="84.883223" calcext:value-type="float">
            <text:p>84.883223</text:p>
          </table:table-cell>
          <table:table-cell office:value-type="float" office:value="8.496363" calcext:value-type="float">
            <text:p>8.496363</text:p>
          </table:table-cell>
          <table:table-cell office:value-type="float" office:value="33.105675" calcext:value-type="float">
            <text:p>33.105675</text:p>
          </table:table-cell>
          <table:table-cell office:value-type="float" office:value="15.853084" calcext:value-type="float">
            <text:p>15.853084</text:p>
          </table:table-cell>
          <table:table-cell office:value-type="float" office:value="14.969419" calcext:value-type="float">
            <text:p>14.969419</text:p>
          </table:table-cell>
          <table:table-cell office:value-type="float" office:value="6.919666" calcext:value-type="float">
            <text:p>6.919666</text:p>
          </table:table-cell>
          <table:table-cell office:value-type="float" office:value="3.877629" calcext:value-type="float">
            <text:p>3.877629</text:p>
          </table:table-cell>
          <table:table-cell/>
          <table:table-cell office:value-type="float" office:value="0.083321" calcext:value-type="float">
            <text:p>0.083321</text:p>
          </table:table-cell>
          <table:table-cell office:value-type="float" office:value="0.121599015626667" calcext:value-type="float">
            <text:p>0.121599015626667</text:p>
          </table:table-cell>
          <table:table-cell office:value-type="float" office:value="0.0284134775748833" calcext:value-type="float">
            <text:p>0.02841347757488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9897992" calcext:value-type="float">
            <text:p>739897992</text:p>
          </table:table-cell>
          <table:table-cell office:value-type="float" office:value="3115324260" calcext:value-type="float">
            <text:p>3115324260</text:p>
          </table:table-cell>
          <table:table-cell table:style-name="ce1" office:value-type="float" office:value="0.0178032" calcext:value-type="float">
            <text:p>1.78E-02</text:p>
          </table:table-cell>
          <table:table-cell/>
          <table:table-cell office:value-type="float" office:value="84.883223" calcext:value-type="float">
            <text:p>84.883223</text:p>
          </table:table-cell>
          <table:table-cell office:value-type="float" office:value="8.496363" calcext:value-type="float">
            <text:p>8.496363</text:p>
          </table:table-cell>
          <table:table-cell office:value-type="float" office:value="33.105675" calcext:value-type="float">
            <text:p>33.105675</text:p>
          </table:table-cell>
          <table:table-cell office:value-type="float" office:value="15.853084" calcext:value-type="float">
            <text:p>15.853084</text:p>
          </table:table-cell>
          <table:table-cell office:value-type="float" office:value="14.969419" calcext:value-type="float">
            <text:p>14.969419</text:p>
          </table:table-cell>
          <table:table-cell office:value-type="float" office:value="6.919666" calcext:value-type="float">
            <text:p>6.919666</text:p>
          </table:table-cell>
          <table:table-cell office:value-type="float" office:value="3.877629" calcext:value-type="float">
            <text:p>3.877629</text:p>
          </table:table-cell>
          <table:table-cell/>
          <table:table-cell office:value-type="float" office:value="0.083321" calcext:value-type="float">
            <text:p>0.083321</text:p>
          </table:table-cell>
          <table:table-cell office:value-type="float" office:value="0.121599015626667" calcext:value-type="float">
            <text:p>0.121599015626667</text:p>
          </table:table-cell>
          <table:table-cell office:value-type="float" office:value="0.0284134775748833" calcext:value-type="float">
            <text:p>0.02841347757488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9897992" calcext:value-type="float">
            <text:p>739897992</text:p>
          </table:table-cell>
          <table:table-cell office:value-type="float" office:value="3115324260" calcext:value-type="float">
            <text:p>3115324260</text:p>
          </table:table-cell>
          <table:table-cell table:style-name="ce1" office:value-type="float" office:value="0.0178032" calcext:value-type="float">
            <text:p>1.78E-02</text:p>
          </table:table-cell>
          <table:table-cell/>
          <table:table-cell office:value-type="float" office:value="84.883223" calcext:value-type="float">
            <text:p>84.883223</text:p>
          </table:table-cell>
          <table:table-cell office:value-type="float" office:value="8.496363" calcext:value-type="float">
            <text:p>8.496363</text:p>
          </table:table-cell>
          <table:table-cell office:value-type="float" office:value="33.105675" calcext:value-type="float">
            <text:p>33.105675</text:p>
          </table:table-cell>
          <table:table-cell office:value-type="float" office:value="15.853084" calcext:value-type="float">
            <text:p>15.853084</text:p>
          </table:table-cell>
          <table:table-cell office:value-type="float" office:value="14.969419" calcext:value-type="float">
            <text:p>14.969419</text:p>
          </table:table-cell>
          <table:table-cell office:value-type="float" office:value="6.919666" calcext:value-type="float">
            <text:p>6.919666</text:p>
          </table:table-cell>
          <table:table-cell office:value-type="float" office:value="3.877629" calcext:value-type="float">
            <text:p>3.877629</text:p>
          </table:table-cell>
          <table:table-cell/>
          <table:table-cell office:value-type="float" office:value="0.083321" calcext:value-type="float">
            <text:p>0.083321</text:p>
          </table:table-cell>
          <table:table-cell office:value-type="float" office:value="0.121599015626667" calcext:value-type="float">
            <text:p>0.121599015626667</text:p>
          </table:table-cell>
          <table:table-cell table:style-name="ce1" office:value-type="float" office:value="0.0284134775748833" calcext:value-type="float">
            <text:p>2.84E-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5041400" calcext:value-type="float">
            <text:p>745041400</text:p>
          </table:table-cell>
          <table:table-cell office:value-type="float" office:value="3123334080" calcext:value-type="float">
            <text:p>3123334080</text:p>
          </table:table-cell>
          <table:table-cell table:style-name="ce1" office:value-type="float" office:value="0.0170426" calcext:value-type="float">
            <text:p>1.70E-02</text:p>
          </table:table-cell>
          <table:table-cell/>
          <table:table-cell office:value-type="float" office:value="83.9431" calcext:value-type="float">
            <text:p>83.9431</text:p>
          </table:table-cell>
          <table:table-cell office:value-type="float" office:value="8.536259" calcext:value-type="float">
            <text:p>8.536259</text:p>
          </table:table-cell>
          <table:table-cell office:value-type="float" office:value="32.284974" calcext:value-type="float">
            <text:p>32.284974</text:p>
          </table:table-cell>
          <table:table-cell office:value-type="float" office:value="15.605766" calcext:value-type="float">
            <text:p>15.605766</text:p>
          </table:table-cell>
          <table:table-cell office:value-type="float" office:value="15.260963" calcext:value-type="float">
            <text:p>15.260963</text:p>
          </table:table-cell>
          <table:table-cell office:value-type="float" office:value="6.96193" calcext:value-type="float">
            <text:p>6.96193</text:p>
          </table:table-cell>
          <table:table-cell office:value-type="float" office:value="3.507138" calcext:value-type="float">
            <text:p>3.507138</text:p>
          </table:table-cell>
          <table:table-cell/>
          <table:table-cell office:value-type="float" office:value="0.076279" calcext:value-type="float">
            <text:p>0.076279</text:p>
          </table:table-cell>
          <table:table-cell office:value-type="float" office:value="0.117942080641867" calcext:value-type="float">
            <text:p>0.117942080641867</text:p>
          </table:table-cell>
          <table:table-cell table:style-name="ce1" office:value-type="float" office:value="0.0213580149581693" calcext:value-type="float">
            <text:p>2.14E-02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num threads</text:p>
          </table:table-cell>
          <table:table-cell/>
          <table:table-cell office:value-type="string" calcext:value-type="string">
            <text:p>ref. runtime</text:p>
          </table:table-cell>
          <table:table-cell/>
          <table:table-cell office:value-type="string" calcext:value-type="string">
            <text:p>ref. #objects</text:p>
          </table:table-cell>
          <table:table-cell office:value-type="string" calcext:value-type="string">
            <text:p>#objects</text:p>
          </table:table-cell>
          <table:table-cell office:value-type="string" calcext:value-type="string">
            <text:p>symbolic #objects</text:p>
          </table:table-cell>
          <table:table-cell/>
          <table:table-cell office:value-type="string" calcext:value-type="string">
            <text:p>symbolic #objects (deterministic)</text:p>
          </table:table-cell>
          <table:table-cell/>
          <table:table-cell office:value-type="string" calcext:value-type="string">
            <text:p>ref runtime</text:p>
          </table:table-cell>
          <table:table-cell/>
          <table:table-cell office:value-type="string" calcext:value-type="string">
            <text:p>pre-symbolic step</text:p>
          </table:table-cell>
          <table:table-cell office:value-type="string" calcext:value-type="string">
            <text:p>symbolic step</text:p>
          </table:table-cell>
          <table:table-cell office:value-type="string" calcext:value-type="string">
            <text:p>duplicates elimination</text:p>
          </table:table-cell>
          <table:table-cell office:value-type="string" calcext:value-type="string">
            <text:p>pre-object generation</text:p>
          </table:table-cell>
          <table:table-cell office:value-type="string" calcext:value-type="string">
            <text:p>object 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subtitle</text:p>
          </table:table-cell>
        </table:table-row>
        <table:table-row table:style-name="ro1">
          <table:table-cell table:formula="of:=[.A6]*[.B6]*[.C6]" office:value-type="float" office:value="1260" calcext:value-type="float">
            <text:p>1260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28]/[.A$47]" office:value-type="float" office:value="35" calcext:value-type="float">
            <text:p>35</text:p>
          </table:table-cell>
          <table:table-cell table:formula="of:=[.E6]/[.E$25]" office:value-type="float" office:value="28.7355176074779" calcext:value-type="float">
            <text:p>28.7355176074779</text:p>
          </table:table-cell>
          <table:table-cell table:formula="of:=[.F6]/[.F$25]" office:value-type="float" office:value="39.6069257375119" calcext:value-type="float">
            <text:p>39.6069257375119</text:p>
          </table:table-cell>
          <table:table-cell/>
          <table:table-cell table:formula="of:=[.F29]/[.F$48]" office:value-type="string" office:string-value="" calcext:value-type="error">
            <text:p>#DIV/0!</text:p>
          </table:table-cell>
          <table:table-cell/>
          <table:table-cell table:formula="of:=SUM([.J6:.O6])" office:value-type="float" office:value="141.721059" calcext:value-type="float">
            <text:p>141.721059</text:p>
          </table:table-cell>
          <table:table-cell/>
          <table:table-cell table:formula="of:=[.J6] / [.$K28]" office:value-type="float" office:value="0.0917266783901184" calcext:value-type="float">
            <text:p>0.0917266783901184</text:p>
          </table:table-cell>
          <table:table-cell table:formula="of:=[.K6] / [.$K28]" office:value-type="float" office:value="0.361321622639018" calcext:value-type="float">
            <text:p>0.361321622639018</text:p>
          </table:table-cell>
          <table:table-cell table:formula="of:=[.L6] / [.$K28]" office:value-type="float" office:value="0.208756688728949" calcext:value-type="float">
            <text:p>0.208756688728949</text:p>
          </table:table-cell>
          <table:table-cell table:formula="of:=[.M6] / [.$K28]" office:value-type="float" office:value="0.153077962817086" calcext:value-type="float">
            <text:p>0.153077962817086</text:p>
          </table:table-cell>
          <table:table-cell table:formula="of:=[.N6] / [.$K28]" office:value-type="float" office:value="0.0688587995944908" calcext:value-type="float">
            <text:p>0.0688587995944908</text:p>
          </table:table-cell>
          <table:table-cell table:formula="of:=[.O6] / [.$K28]" office:value-type="float" office:value="0.116258247830338" calcext:value-type="float">
            <text:p>0.116258247830338</text:p>
          </table:table-cell>
          <table:table-cell/>
          <table:table-cell table:formula="of:=CONCATENATE(&quot;for &quot;;[.A2];&quot; iterations, starting with 1 graphs having &quot;;[.B2];&quot; nodes&quot;)" office:value-type="string" office:string-value="for 5 iterations, starting with 1 graphs having 15 nodes" calcext:value-type="string">
            <text:p>for 5 iterations, starting with 1 graphs having 15 nodes</text:p>
          </table:table-cell>
        </table:table-row>
        <table:table-row table:style-name="ro1">
          <table:table-cell table:formula="of:=[.A7]*[.B7]*[.C7]" office:value-type="float" office:value="1152" calcext:value-type="float">
            <text:p>1152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29]/[.A$47]" office:value-type="float" office:value="32" calcext:value-type="float">
            <text:p>32</text:p>
          </table:table-cell>
          <table:table-cell table:formula="of:=[.E7]/[.E$25]" office:value-type="float" office:value="26.5035581123411" calcext:value-type="float">
            <text:p>26.5035581123411</text:p>
          </table:table-cell>
          <table:table-cell table:formula="of:=[.F7]/[.F$25]" office:value-type="float" office:value="36.071112438923" calcext:value-type="float">
            <text:p>36.071112438923</text:p>
          </table:table-cell>
          <table:table-cell/>
          <table:table-cell table:formula="of:=[.F30]/[.F$48]" office:value-type="string" office:string-value="" calcext:value-type="error">
            <text:p>#DIV/0!</text:p>
          </table:table-cell>
          <table:table-cell/>
          <table:table-cell table:formula="of:=SUM([.J7:.O7])" office:value-type="float" office:value="138.148725" calcext:value-type="float">
            <text:p>138.148725</text:p>
          </table:table-cell>
          <table:table-cell/>
          <table:table-cell table:formula="of:=[.J7] / [.$K29]" office:value-type="float" office:value="0.0943379318194938" calcext:value-type="float">
            <text:p>0.0943379318194938</text:p>
          </table:table-cell>
          <table:table-cell table:formula="of:=[.K7] / [.$K29]" office:value-type="float" office:value="0.347471516657139" calcext:value-type="float">
            <text:p>0.347471516657139</text:p>
          </table:table-cell>
          <table:table-cell table:formula="of:=[.L7] / [.$K29]" office:value-type="float" office:value="0.21177389802186" calcext:value-type="float">
            <text:p>0.21177389802186</text:p>
          </table:table-cell>
          <table:table-cell table:formula="of:=[.M7] / [.$K29]" office:value-type="float" office:value="0.15686377127259" calcext:value-type="float">
            <text:p>0.15686377127259</text:p>
          </table:table-cell>
          <table:table-cell table:formula="of:=[.N7] / [.$K29]" office:value-type="float" office:value="0.0705758160272561" calcext:value-type="float">
            <text:p>0.0705758160272561</text:p>
          </table:table-cell>
          <table:table-cell table:formula="of:=[.O7] / [.$K29]" office:value-type="float" office:value="0.118977066201661" calcext:value-type="float">
            <text:p>0.118977066201661</text:p>
          </table:table-cell>
          <table:table-cell table:number-columns-repeated="2"/>
        </table:table-row>
        <table:table-row table:style-name="ro1">
          <table:table-cell table:formula="of:=[.A8]*[.B8]*[.C8]" office:value-type="float" office:value="1044" calcext:value-type="float">
            <text:p>1044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30]/[.A$47]" office:value-type="float" office:value="29" calcext:value-type="float">
            <text:p>29</text:p>
          </table:table-cell>
          <table:table-cell table:formula="of:=[.E8]/[.E$25]" office:value-type="float" office:value="24.2972645385881" calcext:value-type="float">
            <text:p>24.2972645385881</text:p>
          </table:table-cell>
          <table:table-cell table:formula="of:=[.F8]/[.F$25]" office:value-type="float" office:value="32.534045337859" calcext:value-type="float">
            <text:p>32.534045337859</text:p>
          </table:table-cell>
          <table:table-cell/>
          <table:table-cell table:formula="of:=[.F31]/[.F$48]" office:value-type="string" office:string-value="" calcext:value-type="error">
            <text:p>#DIV/0!</text:p>
          </table:table-cell>
          <table:table-cell/>
          <table:table-cell table:formula="of:=SUM([.J8:.O8])" office:value-type="float" office:value="135.1879" calcext:value-type="float">
            <text:p>135.1879</text:p>
          </table:table-cell>
          <table:table-cell/>
          <table:table-cell table:formula="of:=[.J8] / [.$K30]" office:value-type="float" office:value="0.094667022714311" calcext:value-type="float">
            <text:p>0.094667022714311</text:p>
          </table:table-cell>
          <table:table-cell table:formula="of:=[.K8] / [.$K30]" office:value-type="float" office:value="0.349510792016149" calcext:value-type="float">
            <text:p>0.349510792016149</text:p>
          </table:table-cell>
          <table:table-cell table:formula="of:=[.L8] / [.$K30]" office:value-type="float" office:value="0.215824604125073" calcext:value-type="float">
            <text:p>0.215824604125073</text:p>
          </table:table-cell>
          <table:table-cell table:formula="of:=[.M8] / [.$K30]" office:value-type="float" office:value="0.150390782015254" calcext:value-type="float">
            <text:p>0.150390782015254</text:p>
          </table:table-cell>
          <table:table-cell table:formula="of:=[.N8] / [.$K30]" office:value-type="float" office:value="0.0709697169643141" calcext:value-type="float">
            <text:p>0.0709697169643141</text:p>
          </table:table-cell>
          <table:table-cell table:formula="of:=[.O8] / [.$K30]" office:value-type="float" office:value="0.118637082164898" calcext:value-type="float">
            <text:p>0.118637082164898</text:p>
          </table:table-cell>
          <table:table-cell table:number-columns-repeated="2"/>
        </table:table-row>
        <table:table-row table:style-name="ro1">
          <table:table-cell table:formula="of:=[.A9]*[.B9]*[.C9]" office:value-type="float" office:value="936" calcext:value-type="float">
            <text:p>936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31]/[.A$47]" office:value-type="float" office:value="26" calcext:value-type="float">
            <text:p>26</text:p>
          </table:table-cell>
          <table:table-cell table:formula="of:=[.E9]/[.E$25]" office:value-type="float" office:value="22.0472335577593" calcext:value-type="float">
            <text:p>22.0472335577593</text:p>
          </table:table-cell>
          <table:table-cell table:formula="of:=[.F9]/[.F$25]" office:value-type="float" office:value="29.0035448657481" calcext:value-type="float">
            <text:p>29.0035448657481</text:p>
          </table:table-cell>
          <table:table-cell/>
          <table:table-cell table:formula="of:=[.F32]/[.F$48]" office:value-type="string" office:string-value="" calcext:value-type="error">
            <text:p>#DIV/0!</text:p>
          </table:table-cell>
          <table:table-cell/>
          <table:table-cell table:formula="of:=SUM([.J9:.O9])" office:value-type="float" office:value="144.440278" calcext:value-type="float">
            <text:p>144.440278</text:p>
          </table:table-cell>
          <table:table-cell/>
          <table:table-cell table:formula="of:=[.J9] / [.$K31]" office:value-type="float" office:value="0.0912510705635723" calcext:value-type="float">
            <text:p>0.0912510705635723</text:p>
          </table:table-cell>
          <table:table-cell table:formula="of:=[.K9] / [.$K31]" office:value-type="float" office:value="0.379912547662086" calcext:value-type="float">
            <text:p>0.379912547662086</text:p>
          </table:table-cell>
          <table:table-cell table:formula="of:=[.L9] / [.$K31]" office:value-type="float" office:value="0.196045385622977" calcext:value-type="float">
            <text:p>0.196045385622977</text:p>
          </table:table-cell>
          <table:table-cell table:formula="of:=[.M9] / [.$K31]" office:value-type="float" office:value="0.154168430775244" calcext:value-type="float">
            <text:p>0.154168430775244</text:p>
          </table:table-cell>
          <table:table-cell table:formula="of:=[.N9] / [.$K31]" office:value-type="float" office:value="0.0664841977111121" calcext:value-type="float">
            <text:p>0.0664841977111121</text:p>
          </table:table-cell>
          <table:table-cell table:formula="of:=[.O9] / [.$K31]" office:value-type="float" office:value="0.112138367665008" calcext:value-type="float">
            <text:p>0.112138367665008</text:p>
          </table:table-cell>
          <table:table-cell table:number-columns-repeated="2"/>
        </table:table-row>
        <table:table-row table:style-name="ro1">
          <table:table-cell table:formula="of:=[.A10]*[.B10]*[.C10]" office:value-type="float" office:value="828" calcext:value-type="float">
            <text:p>828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32]/[.A$47]" office:value-type="float" office:value="23" calcext:value-type="float">
            <text:p>23</text:p>
          </table:table-cell>
          <table:table-cell table:formula="of:=[.E10]/[.E$25]" office:value-type="float" office:value="19.5783022755514" calcext:value-type="float">
            <text:p>19.5783022755514</text:p>
          </table:table-cell>
          <table:table-cell table:formula="of:=[.F10]/[.F$25]" office:value-type="float" office:value="25.4195601669355" calcext:value-type="float">
            <text:p>25.4195601669355</text:p>
          </table:table-cell>
          <table:table-cell/>
          <table:table-cell table:formula="of:=[.F33]/[.F$48]" office:value-type="string" office:string-value="" calcext:value-type="error">
            <text:p>#DIV/0!</text:p>
          </table:table-cell>
          <table:table-cell/>
          <table:table-cell table:formula="of:=SUM([.J10:.O10])" office:value-type="float" office:value="135.049616" calcext:value-type="float">
            <text:p>135.049616</text:p>
          </table:table-cell>
          <table:table-cell/>
          <table:table-cell table:formula="of:=[.J10] / [.$K32]" office:value-type="float" office:value="0.0958391692131875" calcext:value-type="float">
            <text:p>0.0958391692131875</text:p>
          </table:table-cell>
          <table:table-cell table:formula="of:=[.K10] / [.$K32]" office:value-type="float" office:value="0.353986315666384" calcext:value-type="float">
            <text:p>0.353986315666384</text:p>
          </table:table-cell>
          <table:table-cell table:formula="of:=[.L10] / [.$K32]" office:value-type="float" office:value="0.206021503978212" calcext:value-type="float">
            <text:p>0.206021503978212</text:p>
          </table:table-cell>
          <table:table-cell table:formula="of:=[.M10] / [.$K32]" office:value-type="float" office:value="0.156328211995805" calcext:value-type="float">
            <text:p>0.156328211995805</text:p>
          </table:table-cell>
          <table:table-cell table:formula="of:=[.N10] / [.$K32]" office:value-type="float" office:value="0.0712000469516329" calcext:value-type="float">
            <text:p>0.0712000469516329</text:p>
          </table:table-cell>
          <table:table-cell table:formula="of:=[.O10] / [.$K32]" office:value-type="float" office:value="0.116624752194779" calcext:value-type="float">
            <text:p>0.116624752194779</text:p>
          </table:table-cell>
          <table:table-cell table:number-columns-repeated="2"/>
        </table:table-row>
        <table:table-row table:style-name="ro2">
          <table:table-cell table:formula="of:=[.A11]*[.B11]*[.C11]" office:value-type="float" office:value="720" calcext:value-type="float">
            <text:p>720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33]/[.A$47]" office:value-type="float" office:value="20" calcext:value-type="float">
            <text:p>20</text:p>
          </table:table-cell>
          <table:table-cell table:formula="of:=[.E11]/[.E$25]" office:value-type="float" office:value="17.0612629767957" calcext:value-type="float">
            <text:p>17.0612629767957</text:p>
          </table:table-cell>
          <table:table-cell table:formula="of:=[.F11]/[.F$25]" office:value-type="float" office:value="21.8346401675994" calcext:value-type="float">
            <text:p>21.8346401675994</text:p>
          </table:table-cell>
          <table:table-cell/>
          <table:table-cell table:formula="of:=[.F34]/[.F$48]" office:value-type="string" office:string-value="" calcext:value-type="error">
            <text:p>#DIV/0!</text:p>
          </table:table-cell>
          <table:table-cell/>
          <table:table-cell table:formula="of:=SUM([.J11:.O11])" office:value-type="float" office:value="133.563144" calcext:value-type="float">
            <text:p>133.563144</text:p>
          </table:table-cell>
          <table:table-cell/>
          <table:table-cell table:formula="of:=[.J11] / [.$K33]" office:value-type="float" office:value="0.0958559570894797" calcext:value-type="float">
            <text:p>0.0958559570894797</text:p>
          </table:table-cell>
          <table:table-cell table:formula="of:=[.K11] / [.$K33]" office:value-type="float" office:value="0.366622943526996" calcext:value-type="float">
            <text:p>0.366622943526996</text:p>
          </table:table-cell>
          <table:table-cell table:formula="of:=[.L11] / [.$K33]" office:value-type="float" office:value="0.19907539762616" calcext:value-type="float">
            <text:p>0.19907539762616</text:p>
          </table:table-cell>
          <table:table-cell table:formula="of:=[.M11] / [.$K33]" office:value-type="float" office:value="0.153117165316204" calcext:value-type="float">
            <text:p>0.153117165316204</text:p>
          </table:table-cell>
          <table:table-cell table:formula="of:=[.N11] / [.$K33]" office:value-type="float" office:value="0.0690329811343764" calcext:value-type="float">
            <text:p>0.0690329811343764</text:p>
          </table:table-cell>
          <table:table-cell table:formula="of:=[.O11] / [.$K33]" office:value-type="float" office:value="0.116295555306784" calcext:value-type="float">
            <text:p>0.116295555306784</text:p>
          </table:table-cell>
          <table:table-cell table:number-columns-repeated="2"/>
        </table:table-row>
        <table:table-row table:style-name="ro1">
          <table:table-cell table:formula="of:=[.A12]*[.B12]*[.C12]" office:value-type="float" office:value="648" calcext:value-type="float">
            <text:p>648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34]/[.A$47]" office:value-type="float" office:value="18" calcext:value-type="float">
            <text:p>18</text:p>
          </table:table-cell>
          <table:table-cell table:formula="of:=[.E12]/[.E$25]" office:value-type="float" office:value="15.693602218615" calcext:value-type="float">
            <text:p>15.693602218615</text:p>
          </table:table-cell>
          <table:table-cell table:formula="of:=[.F12]/[.F$25]" office:value-type="float" office:value="19.6351368061146" calcext:value-type="float">
            <text:p>19.6351368061146</text:p>
          </table:table-cell>
          <table:table-cell/>
          <table:table-cell table:formula="of:=[.F35]/[.F$48]" office:value-type="string" office:string-value="" calcext:value-type="error">
            <text:p>#DIV/0!</text:p>
          </table:table-cell>
          <table:table-cell/>
          <table:table-cell table:formula="of:=SUM([.J12:.O12])" office:value-type="float" office:value="117.38091" calcext:value-type="float">
            <text:p>117.38091</text:p>
          </table:table-cell>
          <table:table-cell/>
          <table:table-cell table:formula="of:=[.J12] / [.$K34]" office:value-type="float" office:value="0.0896390307418813" calcext:value-type="float">
            <text:p>0.0896390307418813</text:p>
          </table:table-cell>
          <table:table-cell table:formula="of:=[.K12] / [.$K34]" office:value-type="float" office:value="0.375119139901028" calcext:value-type="float">
            <text:p>0.375119139901028</text:p>
          </table:table-cell>
          <table:table-cell table:formula="of:=[.L12] / [.$K34]" office:value-type="float" office:value="0.180282833043295" calcext:value-type="float">
            <text:p>0.180282833043295</text:p>
          </table:table-cell>
          <table:table-cell table:formula="of:=[.M12] / [.$K34]" office:value-type="float" office:value="0.158012550763152" calcext:value-type="float">
            <text:p>0.158012550763152</text:p>
          </table:table-cell>
          <table:table-cell table:formula="of:=[.N12] / [.$K34]" office:value-type="float" office:value="0.0610824707356588" calcext:value-type="float">
            <text:p>0.0610824707356588</text:p>
          </table:table-cell>
          <table:table-cell table:formula="of:=[.O12] / [.$K34]" office:value-type="float" office:value="0.135863974814985" calcext:value-type="float">
            <text:p>0.135863974814985</text:p>
          </table:table-cell>
          <table:table-cell table:number-columns-repeated="2"/>
        </table:table-row>
        <table:table-row table:style-name="ro1">
          <table:table-cell table:formula="of:=[.A13]*[.B13]*[.C13]" office:value-type="float" office:value="576" calcext:value-type="float">
            <text:p>576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35]/[.A$47]" office:value-type="float" office:value="16" calcext:value-type="float">
            <text:p>16</text:p>
          </table:table-cell>
          <table:table-cell table:formula="of:=[.E13]/[.E$25]" office:value-type="float" office:value="14.2483262232139" calcext:value-type="float">
            <text:p>14.2483262232139</text:p>
          </table:table-cell>
          <table:table-cell table:formula="of:=[.F13]/[.F$25]" office:value-type="float" office:value="17.3706977743476" calcext:value-type="float">
            <text:p>17.3706977743476</text:p>
          </table:table-cell>
          <table:table-cell/>
          <table:table-cell table:formula="of:=[.F36]/[.F$48]" office:value-type="string" office:string-value="" calcext:value-type="error">
            <text:p>#DIV/0!</text:p>
          </table:table-cell>
          <table:table-cell/>
          <table:table-cell table:formula="of:=SUM([.J13:.O13])" office:value-type="float" office:value="121.27901" calcext:value-type="float">
            <text:p>121.27901</text:p>
          </table:table-cell>
          <table:table-cell/>
          <table:table-cell table:formula="of:=[.J13] / [.$K35]" office:value-type="float" office:value="0.0974291511779326" calcext:value-type="float">
            <text:p>0.0974291511779326</text:p>
          </table:table-cell>
          <table:table-cell table:formula="of:=[.K13] / [.$K35]" office:value-type="float" office:value="0.363594392797237" calcext:value-type="float">
            <text:p>0.363594392797237</text:p>
          </table:table-cell>
          <table:table-cell table:formula="of:=[.L13] / [.$K35]" office:value-type="float" office:value="0.18986579788209" calcext:value-type="float">
            <text:p>0.18986579788209</text:p>
          </table:table-cell>
          <table:table-cell table:formula="of:=[.M13] / [.$K35]" office:value-type="float" office:value="0.153025358633782" calcext:value-type="float">
            <text:p>0.153025358633782</text:p>
          </table:table-cell>
          <table:table-cell table:formula="of:=[.N13] / [.$K35]" office:value-type="float" office:value="0.0638943705097857" calcext:value-type="float">
            <text:p>0.0638943705097857</text:p>
          </table:table-cell>
          <table:table-cell table:formula="of:=[.O13] / [.$K35]" office:value-type="float" office:value="0.132190928999173" calcext:value-type="float">
            <text:p>0.132190928999173</text:p>
          </table:table-cell>
          <table:table-cell table:number-columns-repeated="2"/>
        </table:table-row>
        <table:table-row table:style-name="ro1">
          <table:table-cell table:formula="of:=[.A14]*[.B14]*[.C14]" office:value-type="float" office:value="504" calcext:value-type="float">
            <text:p>504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36]/[.A$47]" office:value-type="float" office:value="14" calcext:value-type="float">
            <text:p>14</text:p>
          </table:table-cell>
          <table:table-cell table:formula="of:=[.E14]/[.E$25]" office:value-type="float" office:value="12.7706684997639" calcext:value-type="float">
            <text:p>12.7706684997639</text:p>
          </table:table-cell>
          <table:table-cell table:formula="of:=[.F14]/[.F$25]" office:value-type="float" office:value="15.087097887396" calcext:value-type="float">
            <text:p>15.087097887396</text:p>
          </table:table-cell>
          <table:table-cell/>
          <table:table-cell table:formula="of:=[.F37]/[.F$48]" office:value-type="string" office:string-value="" calcext:value-type="error">
            <text:p>#DIV/0!</text:p>
          </table:table-cell>
          <table:table-cell/>
          <table:table-cell table:formula="of:=SUM([.J14:.O14])" office:value-type="float" office:value="116.41954" calcext:value-type="float">
            <text:p>116.41954</text:p>
          </table:table-cell>
          <table:table-cell/>
          <table:table-cell table:formula="of:=[.J14] / [.$K36]" office:value-type="float" office:value="0.0912564162339071" calcext:value-type="float">
            <text:p>0.0912564162339071</text:p>
          </table:table-cell>
          <table:table-cell table:formula="of:=[.K14] / [.$K36]" office:value-type="float" office:value="0.379304479299609" calcext:value-type="float">
            <text:p>0.379304479299609</text:p>
          </table:table-cell>
          <table:table-cell table:formula="of:=[.L14] / [.$K36]" office:value-type="float" office:value="0.175640438022689" calcext:value-type="float">
            <text:p>0.175640438022689</text:p>
          </table:table-cell>
          <table:table-cell table:formula="of:=[.M14] / [.$K36]" office:value-type="float" office:value="0.158635457587274" calcext:value-type="float">
            <text:p>0.158635457587274</text:p>
          </table:table-cell>
          <table:table-cell table:formula="of:=[.N14] / [.$K36]" office:value-type="float" office:value="0.0616401078375675" calcext:value-type="float">
            <text:p>0.0616401078375675</text:p>
          </table:table-cell>
          <table:table-cell table:formula="of:=[.O14] / [.$K36]" office:value-type="float" office:value="0.133523101018953" calcext:value-type="float">
            <text:p>0.133523101018953</text:p>
          </table:table-cell>
          <table:table-cell table:number-columns-repeated="2"/>
        </table:table-row>
        <table:table-row table:style-name="ro1">
          <table:table-cell table:formula="of:=[.A15]*[.B15]*[.C15]" office:value-type="float" office:value="432" calcext:value-type="float">
            <text:p>432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37]/[.A$47]" office:value-type="float" office:value="12" calcext:value-type="float">
            <text:p>12</text:p>
          </table:table-cell>
          <table:table-cell table:formula="of:=[.E15]/[.E$25]" office:value-type="float" office:value="11.1895056945829" calcext:value-type="float">
            <text:p>11.1895056945829</text:p>
          </table:table-cell>
          <table:table-cell table:formula="of:=[.F15]/[.F$25]" office:value-type="float" office:value="12.7547723770875" calcext:value-type="float">
            <text:p>12.7547723770875</text:p>
          </table:table-cell>
          <table:table-cell/>
          <table:table-cell table:formula="of:=[.F38]/[.F$48]" office:value-type="string" office:string-value="" calcext:value-type="error">
            <text:p>#DIV/0!</text:p>
          </table:table-cell>
          <table:table-cell/>
          <table:table-cell table:formula="of:=SUM([.J15:.O15])" office:value-type="float" office:value="113.185272" calcext:value-type="float">
            <text:p>113.185272</text:p>
          </table:table-cell>
          <table:table-cell/>
          <table:table-cell table:formula="of:=[.J15] / [.$K37]" office:value-type="float" office:value="0.0956486635469675" calcext:value-type="float">
            <text:p>0.0956486635469675</text:p>
          </table:table-cell>
          <table:table-cell table:formula="of:=[.K15] / [.$K37]" office:value-type="float" office:value="0.387287040313867" calcext:value-type="float">
            <text:p>0.387287040313867</text:p>
          </table:table-cell>
          <table:table-cell table:formula="of:=[.L15] / [.$K37]" office:value-type="float" office:value="0.179372021123031" calcext:value-type="float">
            <text:p>0.179372021123031</text:p>
          </table:table-cell>
          <table:table-cell table:formula="of:=[.M15] / [.$K37]" office:value-type="float" office:value="0.15952594963062" calcext:value-type="float">
            <text:p>0.15952594963062</text:p>
          </table:table-cell>
          <table:table-cell table:formula="of:=[.N15] / [.$K37]" office:value-type="float" office:value="0.0605671999445299" calcext:value-type="float">
            <text:p>0.0605671999445299</text:p>
          </table:table-cell>
          <table:table-cell table:formula="of:=[.O15] / [.$K37]" office:value-type="float" office:value="0.117599125440985" calcext:value-type="float">
            <text:p>0.117599125440985</text:p>
          </table:table-cell>
          <table:table-cell table:number-columns-repeated="2"/>
        </table:table-row>
        <table:table-row table:style-name="ro1">
          <table:table-cell table:formula="of:=[.A16]*[.B16]*[.C16]" office:value-type="float" office:value="360" calcext:value-type="float">
            <text:p>360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38]/[.A$47]" office:value-type="float" office:value="10" calcext:value-type="float">
            <text:p>10</text:p>
          </table:table-cell>
          <table:table-cell table:formula="of:=[.E16]/[.E$25]" office:value-type="float" office:value="9.56283053398107" calcext:value-type="float">
            <text:p>9.56283053398107</text:p>
          </table:table-cell>
          <table:table-cell table:formula="of:=[.F16]/[.F$25]" office:value-type="float" office:value="10.4490614721561" calcext:value-type="float">
            <text:p>10.4490614721561</text:p>
          </table:table-cell>
          <table:table-cell/>
          <table:table-cell table:formula="of:=[.F39]/[.F$48]" office:value-type="string" office:string-value="" calcext:value-type="error">
            <text:p>#DIV/0!</text:p>
          </table:table-cell>
          <table:table-cell/>
          <table:table-cell table:formula="of:=SUM([.J16:.O16])" office:value-type="float" office:value="119.097681" calcext:value-type="float">
            <text:p>119.097681</text:p>
          </table:table-cell>
          <table:table-cell/>
          <table:table-cell table:formula="of:=[.J16] / [.$K38]" office:value-type="float" office:value="0.100064290924355" calcext:value-type="float">
            <text:p>0.100064290924355</text:p>
          </table:table-cell>
          <table:table-cell table:formula="of:=[.K16] / [.$K38]" office:value-type="float" office:value="0.349778279897826" calcext:value-type="float">
            <text:p>0.349778279897826</text:p>
          </table:table-cell>
          <table:table-cell table:formula="of:=[.L16] / [.$K38]" office:value-type="float" office:value="0.202324905049998" calcext:value-type="float">
            <text:p>0.202324905049998</text:p>
          </table:table-cell>
          <table:table-cell table:formula="of:=[.M16] / [.$K38]" office:value-type="float" office:value="0.166134527841898" calcext:value-type="float">
            <text:p>0.166134527841898</text:p>
          </table:table-cell>
          <table:table-cell table:formula="of:=[.N16] / [.$K38]" office:value-type="float" office:value="0.0760886939519838" calcext:value-type="float">
            <text:p>0.0760886939519838</text:p>
          </table:table-cell>
          <table:table-cell table:formula="of:=[.O16] / [.$K38]" office:value-type="float" office:value="0.105609302333939" calcext:value-type="float">
            <text:p>0.105609302333939</text:p>
          </table:table-cell>
          <table:table-cell table:number-columns-repeated="2"/>
        </table:table-row>
        <table:table-row table:style-name="ro1">
          <table:table-cell table:formula="of:=[.A17]*[.B17]*[.C17]" office:value-type="float" office:value="288" calcext:value-type="float">
            <text:p>288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39]/[.A$47]" office:value-type="float" office:value="8" calcext:value-type="float">
            <text:p>8</text:p>
          </table:table-cell>
          <table:table-cell table:formula="of:=[.E17]/[.E$25]" office:value-type="float" office:value="7.83104806256404" calcext:value-type="float">
            <text:p>7.83104806256404</text:p>
          </table:table-cell>
          <table:table-cell table:formula="of:=[.F17]/[.F$25]" office:value-type="float" office:value="8.26531875322156" calcext:value-type="float">
            <text:p>8.26531875322156</text:p>
          </table:table-cell>
          <table:table-cell/>
          <table:table-cell table:formula="of:=[.F40]/[.F$48]" office:value-type="string" office:string-value="" calcext:value-type="error">
            <text:p>#DIV/0!</text:p>
          </table:table-cell>
          <table:table-cell/>
          <table:table-cell table:formula="of:=SUM([.J17:.O17])" office:value-type="float" office:value="104.229936" calcext:value-type="float">
            <text:p>104.229936</text:p>
          </table:table-cell>
          <table:table-cell/>
          <table:table-cell table:formula="of:=[.J17] / [.$K39]" office:value-type="float" office:value="0.0925806094709681" calcext:value-type="float">
            <text:p>0.0925806094709681</text:p>
          </table:table-cell>
          <table:table-cell table:formula="of:=[.K17] / [.$K39]" office:value-type="float" office:value="0.391172215629107" calcext:value-type="float">
            <text:p>0.391172215629107</text:p>
          </table:table-cell>
          <table:table-cell table:formula="of:=[.L17] / [.$K39]" office:value-type="float" office:value="0.178294736744346" calcext:value-type="float">
            <text:p>0.178294736744346</text:p>
          </table:table-cell>
          <table:table-cell table:formula="of:=[.M17] / [.$K39]" office:value-type="float" office:value="0.163242257003784" calcext:value-type="float">
            <text:p>0.163242257003784</text:p>
          </table:table-cell>
          <table:table-cell table:formula="of:=[.N17] / [.$K39]" office:value-type="float" office:value="0.0632803900023502" calcext:value-type="float">
            <text:p>0.0632803900023502</text:p>
          </table:table-cell>
          <table:table-cell table:formula="of:=[.O17] / [.$K39]" office:value-type="float" office:value="0.111429791149445" calcext:value-type="float">
            <text:p>0.111429791149445</text:p>
          </table:table-cell>
          <table:table-cell table:number-columns-repeated="2"/>
        </table:table-row>
        <table:table-row table:style-name="ro1">
          <table:table-cell table:formula="of:=[.A18]*[.B18]*[.C18]" office:value-type="float" office:value="216" calcext:value-type="float">
            <text:p>216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40]/[.A$47]" office:value-type="float" office:value="6" calcext:value-type="float">
            <text:p>6</text:p>
          </table:table-cell>
          <table:table-cell table:formula="of:=[.E18]/[.E$25]" office:value-type="float" office:value="5.92504735038885" calcext:value-type="float">
            <text:p>5.92504735038885</text:p>
          </table:table-cell>
          <table:table-cell table:formula="of:=[.F18]/[.F$25]" office:value-type="float" office:value="6.17197231235667" calcext:value-type="float">
            <text:p>6.17197231235667</text:p>
          </table:table-cell>
          <table:table-cell/>
          <table:table-cell table:formula="of:=[.F41]/[.F$48]" office:value-type="string" office:string-value="" calcext:value-type="error">
            <text:p>#DIV/0!</text:p>
          </table:table-cell>
          <table:table-cell/>
          <table:table-cell table:formula="of:=SUM([.J18:.O18])" office:value-type="float" office:value="102.789442" calcext:value-type="float">
            <text:p>102.789442</text:p>
          </table:table-cell>
          <table:table-cell/>
          <table:table-cell table:formula="of:=[.J18] / [.$K40]" office:value-type="float" office:value="0.0943188990168854" calcext:value-type="float">
            <text:p>0.0943188990168854</text:p>
          </table:table-cell>
          <table:table-cell table:formula="of:=[.K18] / [.$K40]" office:value-type="float" office:value="0.389305265418213" calcext:value-type="float">
            <text:p>0.389305265418213</text:p>
          </table:table-cell>
          <table:table-cell table:formula="of:=[.L18] / [.$K40]" office:value-type="float" office:value="0.177155461161079" calcext:value-type="float">
            <text:p>0.177155461161079</text:p>
          </table:table-cell>
          <table:table-cell table:formula="of:=[.M18] / [.$K40]" office:value-type="float" office:value="0.167149277841201" calcext:value-type="float">
            <text:p>0.167149277841201</text:p>
          </table:table-cell>
          <table:table-cell table:formula="of:=[.N18] / [.$K40]" office:value-type="float" office:value="0.0650805653755762" calcext:value-type="float">
            <text:p>0.0650805653755762</text:p>
          </table:table-cell>
          <table:table-cell table:formula="of:=[.O18] / [.$K40]" office:value-type="float" office:value="0.106990531187045" calcext:value-type="float">
            <text:p>0.106990531187045</text:p>
          </table:table-cell>
          <table:table-cell table:number-columns-repeated="2"/>
        </table:table-row>
        <table:table-row table:style-name="ro1">
          <table:table-cell table:formula="of:=[.A19]*[.B19]*[.C19]" office:value-type="float" office:value="144" calcext:value-type="float">
            <text:p>144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41]/[.A$47]" office:value-type="float" office:value="4" calcext:value-type="float">
            <text:p>4</text:p>
          </table:table-cell>
          <table:table-cell table:formula="of:=[.E19]/[.E$25]" office:value-type="float" office:value="3.9316773859815" calcext:value-type="float">
            <text:p>3.9316773859815</text:p>
          </table:table-cell>
          <table:table-cell table:formula="of:=[.F19]/[.F$25]" office:value-type="float" office:value="4.07875441105551" calcext:value-type="float">
            <text:p>4.07875441105551</text:p>
          </table:table-cell>
          <table:table-cell/>
          <table:table-cell table:formula="of:=[.F42]/[.F$48]" office:value-type="string" office:string-value="" calcext:value-type="error">
            <text:p>#DIV/0!</text:p>
          </table:table-cell>
          <table:table-cell/>
          <table:table-cell table:formula="of:=SUM([.J19:.O19])" office:value-type="float" office:value="97.123698" calcext:value-type="float">
            <text:p>97.123698</text:p>
          </table:table-cell>
          <table:table-cell/>
          <table:table-cell table:formula="of:=[.J19] / [.$K41]" office:value-type="float" office:value="0.0962475708039865" calcext:value-type="float">
            <text:p>0.0962475708039865</text:p>
          </table:table-cell>
          <table:table-cell table:formula="of:=[.K19] / [.$K41]" office:value-type="float" office:value="0.383763744251171" calcext:value-type="float">
            <text:p>0.383763744251171</text:p>
          </table:table-cell>
          <table:table-cell table:formula="of:=[.L19] / [.$K41]" office:value-type="float" office:value="0.179132192845458" calcext:value-type="float">
            <text:p>0.179132192845458</text:p>
          </table:table-cell>
          <table:table-cell table:formula="of:=[.M19] / [.$K41]" office:value-type="float" office:value="0.170538718573092" calcext:value-type="float">
            <text:p>0.170538718573092</text:p>
          </table:table-cell>
          <table:table-cell table:formula="of:=[.N19] / [.$K41]" office:value-type="float" office:value="0.0692696544565261" calcext:value-type="float">
            <text:p>0.0692696544565261</text:p>
          </table:table-cell>
          <table:table-cell table:formula="of:=[.O19] / [.$K41]" office:value-type="float" office:value="0.101048119069766" calcext:value-type="float">
            <text:p>0.101048119069766</text:p>
          </table:table-cell>
          <table:table-cell table:number-columns-repeated="2"/>
        </table:table-row>
        <table:table-row table:style-name="ro1">
          <table:table-cell table:formula="of:=[.A20]*[.B20]*[.C20]" office:value-type="float" office:value="72" calcext:value-type="float">
            <text:p>72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42]/[.A$47]" office:value-type="float" office:value="2" calcext:value-type="float">
            <text:p>2</text:p>
          </table:table-cell>
          <table:table-cell table:formula="of:=[.E20]/[.E$25]" office:value-type="float" office:value="1.9588195474775" calcext:value-type="float">
            <text:p>1.9588195474775</text:p>
          </table:table-cell>
          <table:table-cell table:formula="of:=[.F20]/[.F$25]" office:value-type="float" office:value="1.99273334218541" calcext:value-type="float">
            <text:p>1.99273334218541</text:p>
          </table:table-cell>
          <table:table-cell/>
          <table:table-cell table:formula="of:=[.F43]/[.F$48]" office:value-type="string" office:string-value="" calcext:value-type="error">
            <text:p>#DIV/0!</text:p>
          </table:table-cell>
          <table:table-cell/>
          <table:table-cell table:formula="of:=SUM([.J20:.O20])" office:value-type="float" office:value="88.443028" calcext:value-type="float">
            <text:p>88.443028</text:p>
          </table:table-cell>
          <table:table-cell/>
          <table:table-cell table:formula="of:=[.J20] / [.$K42]" office:value-type="float" office:value="0.100278565767784" calcext:value-type="float">
            <text:p>0.100278565767784</text:p>
          </table:table-cell>
          <table:table-cell table:formula="of:=[.K20] / [.$K42]" office:value-type="float" office:value="0.392471207566525" calcext:value-type="float">
            <text:p>0.392471207566525</text:p>
          </table:table-cell>
          <table:table-cell table:formula="of:=[.L20] / [.$K42]" office:value-type="float" office:value="0.18017220079801" calcext:value-type="float">
            <text:p>0.18017220079801</text:p>
          </table:table-cell>
          <table:table-cell table:formula="of:=[.M20] / [.$K42]" office:value-type="float" office:value="0.174354704364034" calcext:value-type="float">
            <text:p>0.174354704364034</text:p>
          </table:table-cell>
          <table:table-cell table:formula="of:=[.N20] / [.$K42]" office:value-type="float" office:value="0.0778124195385983" calcext:value-type="float">
            <text:p>0.0778124195385983</text:p>
          </table:table-cell>
          <table:table-cell table:formula="of:=[.O20] / [.$K42]" office:value-type="float" office:value="0.0749109019650481" calcext:value-type="float">
            <text:p>0.0749109019650481</text:p>
          </table:table-cell>
          <table:table-cell table:number-columns-repeated="2"/>
        </table:table-row>
        <table:table-row table:style-name="ro1">
          <table:table-cell table:formula="of:=[.A21]*[.B21]*[.C21]" office:value-type="float" office:value="36" calcext:value-type="float">
            <text:p>36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43]/[.A$47]" office:value-type="float" office:value="1" calcext:value-type="float">
            <text:p>1</text:p>
          </table:table-cell>
          <table:table-cell table:formula="of:=[.E21]/[.E$25]" office:value-type="float" office:value="0.99309648027613" calcext:value-type="float">
            <text:p>0.99309648027613</text:p>
          </table:table-cell>
          <table:table-cell table:formula="of:=[.F21]/[.F$25]" office:value-type="float" office:value="0.997435490474333" calcext:value-type="float">
            <text:p>0.997435490474333</text:p>
          </table:table-cell>
          <table:table-cell/>
          <table:table-cell table:formula="of:=[.F44]/[.F$48]" office:value-type="string" office:string-value="" calcext:value-type="error">
            <text:p>#DIV/0!</text:p>
          </table:table-cell>
          <table:table-cell/>
          <table:table-cell table:formula="of:=SUM([.J21:.O21])" office:value-type="float" office:value="83.221836" calcext:value-type="float">
            <text:p>83.221836</text:p>
          </table:table-cell>
          <table:table-cell/>
          <table:table-cell table:formula="of:=[.J21] / [.$K43]" office:value-type="float" office:value="0.102092953104279" calcext:value-type="float">
            <text:p>0.102092953104279</text:p>
          </table:table-cell>
          <table:table-cell table:formula="of:=[.K21] / [.$K43]" office:value-type="float" office:value="0.397800344130836" calcext:value-type="float">
            <text:p>0.397800344130836</text:p>
          </table:table-cell>
          <table:table-cell table:formula="of:=[.L21] / [.$K43]" office:value-type="float" office:value="0.190491880039753" calcext:value-type="float">
            <text:p>0.190491880039753</text:p>
          </table:table-cell>
          <table:table-cell table:formula="of:=[.M21] / [.$K43]" office:value-type="float" office:value="0.179873693245604" calcext:value-type="float">
            <text:p>0.179873693245604</text:p>
          </table:table-cell>
          <table:table-cell table:formula="of:=[.N21] / [.$K43]" office:value-type="float" office:value="0.0831472403468724" calcext:value-type="float">
            <text:p>0.0831472403468724</text:p>
          </table:table-cell>
          <table:table-cell table:formula="of:=[.O21] / [.$K43]" office:value-type="float" office:value="0.046593889132655" calcext:value-type="float">
            <text:p>0.046593889132655</text:p>
          </table:table-cell>
          <table:table-cell table:number-columns-repeated="2"/>
        </table:table-row>
        <table:table-row table:style-name="ro1">
          <table:table-cell table:formula="of:=[.A22]*[.B22]*[.C22]" office:value-type="float" office:value="36" calcext:value-type="float">
            <text:p>36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44]/[.A$47]" office:value-type="float" office:value="1" calcext:value-type="float">
            <text:p>1</text:p>
          </table:table-cell>
          <table:table-cell table:formula="of:=[.E22]/[.E$25]" office:value-type="float" office:value="0.99309648027613" calcext:value-type="float">
            <text:p>0.99309648027613</text:p>
          </table:table-cell>
          <table:table-cell table:formula="of:=[.F22]/[.F$25]" office:value-type="float" office:value="0.997435490474333" calcext:value-type="float">
            <text:p>0.997435490474333</text:p>
          </table:table-cell>
          <table:table-cell/>
          <table:table-cell table:formula="of:=[.F45]/[.F$48]" office:value-type="string" office:string-value="" calcext:value-type="error">
            <text:p>#DIV/0!</text:p>
          </table:table-cell>
          <table:table-cell/>
          <table:table-cell table:formula="of:=SUM([.J22:.O22])" office:value-type="float" office:value="83.221836" calcext:value-type="float">
            <text:p>83.221836</text:p>
          </table:table-cell>
          <table:table-cell/>
          <table:table-cell table:formula="of:=[.J22] / [.$K44]" office:value-type="float" office:value="0.102092953104279" calcext:value-type="float">
            <text:p>0.102092953104279</text:p>
          </table:table-cell>
          <table:table-cell table:formula="of:=[.K22] / [.$K44]" office:value-type="float" office:value="0.397800344130836" calcext:value-type="float">
            <text:p>0.397800344130836</text:p>
          </table:table-cell>
          <table:table-cell table:formula="of:=[.L22] / [.$K44]" office:value-type="float" office:value="0.190491880039753" calcext:value-type="float">
            <text:p>0.190491880039753</text:p>
          </table:table-cell>
          <table:table-cell table:formula="of:=[.M22] / [.$K44]" office:value-type="float" office:value="0.179873693245604" calcext:value-type="float">
            <text:p>0.179873693245604</text:p>
          </table:table-cell>
          <table:table-cell table:formula="of:=[.N22] / [.$K44]" office:value-type="float" office:value="0.0831472403468724" calcext:value-type="float">
            <text:p>0.0831472403468724</text:p>
          </table:table-cell>
          <table:table-cell table:formula="of:=[.O22] / [.$K44]" office:value-type="float" office:value="0.046593889132655" calcext:value-type="float">
            <text:p>0.046593889132655</text:p>
          </table:table-cell>
          <table:table-cell table:number-columns-repeated="2"/>
        </table:table-row>
        <table:table-row table:style-name="ro1">
          <table:table-cell table:formula="of:=[.A23]*[.B23]*[.C23]" office:value-type="float" office:value="36" calcext:value-type="float">
            <text:p>36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45]/[.A$47]" office:value-type="float" office:value="1" calcext:value-type="float">
            <text:p>1</text:p>
          </table:table-cell>
          <table:table-cell table:formula="of:=[.E23]/[.E$25]" office:value-type="float" office:value="0.99309648027613" calcext:value-type="float">
            <text:p>0.99309648027613</text:p>
          </table:table-cell>
          <table:table-cell table:formula="of:=[.F23]/[.F$25]" office:value-type="float" office:value="0.997435490474333" calcext:value-type="float">
            <text:p>0.997435490474333</text:p>
          </table:table-cell>
          <table:table-cell/>
          <table:table-cell table:formula="of:=[.F46]/[.F$48]" office:value-type="string" office:string-value="" calcext:value-type="error">
            <text:p>#DIV/0!</text:p>
          </table:table-cell>
          <table:table-cell/>
          <table:table-cell table:formula="of:=SUM([.J23:.O23])" office:value-type="float" office:value="83.221836" calcext:value-type="float">
            <text:p>83.221836</text:p>
          </table:table-cell>
          <table:table-cell/>
          <table:table-cell table:formula="of:=[.J23] / [.$K45]" office:value-type="float" office:value="0.102092953104279" calcext:value-type="float">
            <text:p>0.102092953104279</text:p>
          </table:table-cell>
          <table:table-cell table:formula="of:=[.K23] / [.$K45]" office:value-type="float" office:value="0.397800344130836" calcext:value-type="float">
            <text:p>0.397800344130836</text:p>
          </table:table-cell>
          <table:table-cell table:formula="of:=[.L23] / [.$K45]" office:value-type="float" office:value="0.190491880039753" calcext:value-type="float">
            <text:p>0.190491880039753</text:p>
          </table:table-cell>
          <table:table-cell table:formula="of:=[.M23] / [.$K45]" office:value-type="float" office:value="0.179873693245604" calcext:value-type="float">
            <text:p>0.179873693245604</text:p>
          </table:table-cell>
          <table:table-cell table:formula="of:=[.N23] / [.$K45]" office:value-type="float" office:value="0.0831472403468724" calcext:value-type="float">
            <text:p>0.0831472403468724</text:p>
          </table:table-cell>
          <table:table-cell table:formula="of:=[.O23] / [.$K45]" office:value-type="float" office:value="0.046593889132655" calcext:value-type="float">
            <text:p>0.046593889132655</text:p>
          </table:table-cell>
          <table:table-cell table:number-columns-repeated="2"/>
        </table:table-row>
        <table:table-row table:style-name="ro1">
          <table:table-cell table:formula="of:=[.A24]*[.B24]*[.C24]" office:value-type="float" office:value="36" calcext:value-type="float">
            <text:p>36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46]/[.A$47]" office:value-type="float" office:value="1" calcext:value-type="float">
            <text:p>1</text:p>
          </table:table-cell>
          <table:table-cell table:formula="of:=[.E24]/[.E$25]" office:value-type="float" office:value="0.99309648027613" calcext:value-type="float">
            <text:p>0.99309648027613</text:p>
          </table:table-cell>
          <table:table-cell table:formula="of:=[.F24]/[.F$25]" office:value-type="float" office:value="0.997435490474333" calcext:value-type="float">
            <text:p>0.997435490474333</text:p>
          </table:table-cell>
          <table:table-cell/>
          <table:table-cell table:formula="of:=[.F47]/[.F$48]" office:value-type="string" office:string-value="" calcext:value-type="error">
            <text:p>#DIV/0!</text:p>
          </table:table-cell>
          <table:table-cell/>
          <table:table-cell table:formula="of:=SUM([.J24:.O24])" office:value-type="float" office:value="83.221836" calcext:value-type="float">
            <text:p>83.221836</text:p>
          </table:table-cell>
          <table:table-cell/>
          <table:table-cell table:formula="of:=[.J24] / [.$K46]" office:value-type="float" office:value="0.102092953104279" calcext:value-type="float">
            <text:p>0.102092953104279</text:p>
          </table:table-cell>
          <table:table-cell table:formula="of:=[.K24] / [.$K46]" office:value-type="float" office:value="0.397800344130836" calcext:value-type="float">
            <text:p>0.397800344130836</text:p>
          </table:table-cell>
          <table:table-cell table:formula="of:=[.L24] / [.$K46]" office:value-type="float" office:value="0.190491880039753" calcext:value-type="float">
            <text:p>0.190491880039753</text:p>
          </table:table-cell>
          <table:table-cell table:formula="of:=[.M24] / [.$K46]" office:value-type="float" office:value="0.179873693245604" calcext:value-type="float">
            <text:p>0.179873693245604</text:p>
          </table:table-cell>
          <table:table-cell table:formula="of:=[.N24] / [.$K46]" office:value-type="float" office:value="0.0831472403468724" calcext:value-type="float">
            <text:p>0.0831472403468724</text:p>
          </table:table-cell>
          <table:table-cell table:formula="of:=[.O24] / [.$K46]" office:value-type="float" office:value="0.046593889132655" calcext:value-type="float">
            <text:p>0.046593889132655</text:p>
          </table:table-cell>
          <table:table-cell table:number-columns-repeated="2"/>
        </table:table-row>
        <table:table-row table:style-name="ro1">
          <table:table-cell table:formula="of:=[.A25]*[.B25]*[.C25]" office:value-type="float" office:value="36" calcext:value-type="float">
            <text:p>36</text:p>
          </table:table-cell>
          <table:table-cell/>
          <table:table-cell table:formula="of:=[.I$25]" office:value-type="float" office:value="83.9431" calcext:value-type="float">
            <text:p>83.9431</text:p>
          </table:table-cell>
          <table:table-cell/>
          <table:table-cell table:formula="of:=[.A47]/[.A$47]" office:value-type="float" office:value="1" calcext:value-type="float">
            <text:p>1</text:p>
          </table:table-cell>
          <table:table-cell table:formula="of:=[.E25]/[.E$25]" office:value-type="float" office:value="1" calcext:value-type="float">
            <text:p>1</text:p>
          </table:table-cell>
          <table:table-cell table:formula="of:=[.F25]/[.F$25]" office:value-type="float" office:value="1" calcext:value-type="float">
            <text:p>1</text:p>
          </table:table-cell>
          <table:table-cell/>
          <table:table-cell table:formula="of:=[.F48]/[.F$48]" office:value-type="string" office:string-value="" calcext:value-type="error">
            <text:p>#DIV/0!</text:p>
          </table:table-cell>
          <table:table-cell/>
          <table:table-cell table:formula="of:=SUM([.J25:.O25])" office:value-type="float" office:value="82.15703" calcext:value-type="float">
            <text:p>82.15703</text:p>
          </table:table-cell>
          <table:table-cell/>
          <table:table-cell table:formula="of:=[.J25] / [.$K47]" office:value-type="float" office:value="0.103901747665416" calcext:value-type="float">
            <text:p>0.103901747665416</text:p>
          </table:table-cell>
          <table:table-cell table:formula="of:=[.K25] / [.$K47]" office:value-type="float" office:value="0.392966663960467" calcext:value-type="float">
            <text:p>0.392966663960467</text:p>
          </table:table-cell>
          <table:table-cell table:formula="of:=[.L25] / [.$K47]" office:value-type="float" office:value="0.189950464372921" calcext:value-type="float">
            <text:p>0.189950464372921</text:p>
          </table:table-cell>
          <table:table-cell table:formula="of:=[.M25] / [.$K47]" office:value-type="float" office:value="0.185753586759405" calcext:value-type="float">
            <text:p>0.185753586759405</text:p>
          </table:table-cell>
          <table:table-cell table:formula="of:=[.N25] / [.$K47]" office:value-type="float" office:value="0.0847393095879927" calcext:value-type="float">
            <text:p>0.0847393095879927</text:p>
          </table:table-cell>
          <table:table-cell table:formula="of:=[.O25] / [.$K47]" office:value-type="float" office:value="0.0426882276537991" calcext:value-type="float">
            <text:p>0.042688227653799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x accuracy</text:p>
          </table:table-cell>
          <table:table-cell office:value-type="string" calcext:value-type="string">
            <text:p>min accuracy</text:p>
          </table:table-cell>
          <table:table-cell table:number-columns-repeated="18"/>
        </table:table-row>
        <table:table-row table:style-name="ro1">
          <table:table-cell table:style-name="ce1" table:formula="of:=MAX([.G8:.G25])" office:value-type="float" office:value="0.0345656" calcext:value-type="float">
            <text:p>3.46E-02</text:p>
          </table:table-cell>
          <table:table-cell table:style-name="ce1" table:formula="of:=MIN([.G8:.G25])" office:value-type="float" office:value="0.0170426" calcext:value-type="float">
            <text:p>1.70E-02</text:p>
          </table:table-cell>
          <table:table-cell table:number-columns-repeated="18"/>
        </table:table-row>
      </table:table>
      <table:named-expressions/>
      <table:database-ranges>
        <table:database-range table:name="__Anonymous_Sheet_DB__0" table:target-range-address="Sheet1.C27:Sheet1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22:16:39.06757459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0T22:17:38.931424119</dc:date>
    <meta:editing-duration>PT12H12M15S</meta:editing-duration>
    <meta:editing-cycles>93</meta:editing-cycles>
    <meta:generator>LibreOffice/7.2.4.1$Linux_X86_64 LibreOffice_project/20$Build-1</meta:generator>
    <meta:document-statistic meta:table-count="1" meta:cell-count="63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ot"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ot"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2.957cm" svg:y="0.228cm" style:legend-expansion="custom" svg:width="14.503cm" svg:height="1.088cm" style:legend-expansion-aspect-ratio="13.3299632352941" chart:style-name="ch2"/>
        <chart:plot-area chart:style-name="ch3" table:cell-range-address="Sheet1.A28:Sheet1.A47 Sheet1.E27:Sheet1.G47 Sheet1.C27:Sheet1.C47 Sheet1.I6:Sheet1.I25" chart:data-source-has-labels="row" svg:x="0.554cm" svg:y="1.337cm" svg:width="18.596cm" svg:height="7.135cm">
          <chart:coordinate-region svg:x="1.361cm" svg:y="1.537cm" svg:width="17.167cm" svg:height="6.288cm"/>
          <chart:axis chart:dimension="x" chart:name="primary-x" chart:style-name="ch4">
            <chart:title svg:x="9.18cm" svg:y="8.255cm" chart:style-name="ch5">
              <text:p>#processes</text:p>
            </chart:title>
          </chart:axis>
          <chart:axis chart:dimension="y" chart:name="primary-y" chart:style-name="ch6">
            <chart:title svg:x="0.206cm" svg:y="5.75cm" chart:style-name="ch7">
              <text:p>Runtime (s)</text:p>
            </chart:title>
            <chart:grid chart:style-name="ch8" chart:class="major"/>
          </chart:axis>
          <chart:axis chart:dimension="y" chart:name="secondary-y" chart:style-name="ch9">
            <chart:title svg:x="19.214cm" svg:y="6.078cm" chart:style-name="ch7">
              <text:p>Relative #objects</text:p>
            </chart:title>
          </chart:axis>
          <chart:series chart:attached-axis="secondary-y" chart:style-name="ch10" chart:values-cell-range-address="Sheet1.E28:Sheet1.E47" chart:label-cell-address="Sheet1.E27:Sheet1.E27" chart:class="chart:scatter">
            <chart:domain table:cell-range-address="Sheet1.A28:Sheet1.A47"/>
            <chart:data-point chart:repeated="20"/>
          </chart:series>
          <chart:series chart:attached-axis="secondary-y" chart:style-name="ch11" chart:values-cell-range-address="Sheet1.F28:Sheet1.F47" chart:label-cell-address="Sheet1.F27:Sheet1.F27" chart:class="chart:scatter">
            <chart:data-point chart:repeated="20"/>
          </chart:series>
          <chart:series chart:attached-axis="secondary-y" chart:style-name="ch12" chart:values-cell-range-address="Sheet1.G28:Sheet1.G47" chart:label-cell-address="Sheet1.G27:Sheet1.G27" chart:class="chart:scatter">
            <chart:data-point chart:repeated="20"/>
          </chart:series>
          <chart:series chart:attached-axis="primary-y" chart:style-name="ch13" chart:values-cell-range-address="Sheet1.C28:Sheet1.C47" chart:label-cell-address="Sheet1.C27:Sheet1.C27" chart:class="chart:scatter">
            <chart:data-point chart:repeated="20"/>
          </chart:series>
          <chart:series chart:attached-axis="primary-y" chart:style-name="ch14" chart:values-cell-range-address="Sheet1.I6:Sheet1.I25" loext:label-string="&quot;runtime&quot;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. #objects</text:p>
                <draw:g>
                  <svg:desc>Sheet1.E27:Sheet1.E27</svg:desc>
                </draw:g>
              </table:table-cell>
              <table:table-cell office:value-type="string">
                <text:p>#objects</text:p>
                <draw:g>
                  <svg:desc>Sheet1.F27:Sheet1.F27</svg:desc>
                </draw:g>
              </table:table-cell>
              <table:table-cell office:value-type="string">
                <text:p>symbolic #objects</text:p>
                <draw:g>
                  <svg:desc>Sheet1.G27:Sheet1.G27</svg:desc>
                </draw:g>
              </table:table-cell>
              <table:table-cell office:value-type="string">
                <text:p>ref. runtime</text:p>
                <draw:g>
                  <svg:desc>Sheet1.C27:Sheet1.C27</svg:desc>
                </draw:g>
              </table:table-cell>
              <table:table-cell office:value-type="string">
                <text:p>run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0">
                <text:p>1260</text:p>
                <draw:g>
                  <svg:desc>Sheet1.A28:Sheet1.A47</svg:desc>
                </draw:g>
              </table:table-cell>
              <table:table-cell office:value-type="float" office:value="35">
                <text:p>35</text:p>
                <draw:g>
                  <svg:desc>Sheet1.E28:Sheet1.E47</svg:desc>
                </draw:g>
              </table:table-cell>
              <table:table-cell office:value-type="float" office:value="28.7355176074779">
                <text:p>28.7355176074779</text:p>
                <draw:g>
                  <svg:desc>Sheet1.F28:Sheet1.F47</svg:desc>
                </draw:g>
              </table:table-cell>
              <table:table-cell office:value-type="float" office:value="39.6069257375119">
                <text:p>39.6069257375119</text:p>
                <draw:g>
                  <svg:desc>Sheet1.G28:Sheet1.G47</svg:desc>
                </draw:g>
              </table:table-cell>
              <table:table-cell office:value-type="float" office:value="83.9431">
                <text:p>83.9431</text:p>
                <draw:g>
                  <svg:desc>Sheet1.C28:Sheet1.C47</svg:desc>
                </draw:g>
              </table:table-cell>
              <table:table-cell office:value-type="float" office:value="144.235575">
                <text:p>144.235575</text:p>
                <draw:g>
                  <svg:desc>Sheet1.I6:Sheet1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2">
                <text:p>1152</text:p>
              </table:table-cell>
              <table:table-cell office:value-type="float" office:value="32">
                <text:p>32</text:p>
              </table:table-cell>
              <table:table-cell office:value-type="float" office:value="26.5035581123411">
                <text:p>26.5035581123411</text:p>
              </table:table-cell>
              <table:table-cell office:value-type="float" office:value="36.071112438923">
                <text:p>36.071112438923</text:p>
              </table:table-cell>
              <table:table-cell office:value-type="float" office:value="83.9431">
                <text:p>83.9431</text:p>
              </table:table-cell>
              <table:table-cell office:value-type="float" office:value="140.732223">
                <text:p>140.732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4">
                <text:p>1044</text:p>
              </table:table-cell>
              <table:table-cell office:value-type="float" office:value="29">
                <text:p>29</text:p>
              </table:table-cell>
              <table:table-cell office:value-type="float" office:value="24.2972645385881">
                <text:p>24.2972645385881</text:p>
              </table:table-cell>
              <table:table-cell office:value-type="float" office:value="32.534045337859">
                <text:p>32.534045337859</text:p>
              </table:table-cell>
              <table:table-cell office:value-type="float" office:value="83.9431">
                <text:p>83.9431</text:p>
              </table:table-cell>
              <table:table-cell office:value-type="float" office:value="137.706068">
                <text:p>137.706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6">
                <text:p>936</text:p>
              </table:table-cell>
              <table:table-cell office:value-type="float" office:value="26">
                <text:p>26</text:p>
              </table:table-cell>
              <table:table-cell office:value-type="float" office:value="22.0472335577593">
                <text:p>22.0472335577593</text:p>
              </table:table-cell>
              <table:table-cell office:value-type="float" office:value="29.0035448657481">
                <text:p>29.0035448657481</text:p>
              </table:table-cell>
              <table:table-cell office:value-type="float" office:value="83.9431">
                <text:p>83.9431</text:p>
              </table:table-cell>
              <table:table-cell office:value-type="float" office:value="146.920288">
                <text:p>146.920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8">
                <text:p>828</text:p>
              </table:table-cell>
              <table:table-cell office:value-type="float" office:value="23">
                <text:p>23</text:p>
              </table:table-cell>
              <table:table-cell office:value-type="float" office:value="19.5783022755514">
                <text:p>19.5783022755514</text:p>
              </table:table-cell>
              <table:table-cell office:value-type="float" office:value="25.4195601669355">
                <text:p>25.4195601669355</text:p>
              </table:table-cell>
              <table:table-cell office:value-type="float" office:value="83.9431">
                <text:p>83.9431</text:p>
              </table:table-cell>
              <table:table-cell office:value-type="float" office:value="137.494423">
                <text:p>137.4944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0">
                <text:p>720</text:p>
              </table:table-cell>
              <table:table-cell office:value-type="float" office:value="20">
                <text:p>20</text:p>
              </table:table-cell>
              <table:table-cell office:value-type="float" office:value="17.0612629767957">
                <text:p>17.0612629767957</text:p>
              </table:table-cell>
              <table:table-cell office:value-type="float" office:value="21.8346401675994">
                <text:p>21.8346401675994</text:p>
              </table:table-cell>
              <table:table-cell office:value-type="float" office:value="83.9431">
                <text:p>83.9431</text:p>
              </table:table-cell>
              <table:table-cell office:value-type="float" office:value="136.108578">
                <text:p>136.1085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8">
                <text:p>648</text:p>
              </table:table-cell>
              <table:table-cell office:value-type="float" office:value="18">
                <text:p>18</text:p>
              </table:table-cell>
              <table:table-cell office:value-type="float" office:value="15.693602218615">
                <text:p>15.693602218615</text:p>
              </table:table-cell>
              <table:table-cell office:value-type="float" office:value="19.6351368061146">
                <text:p>19.6351368061146</text:p>
              </table:table-cell>
              <table:table-cell office:value-type="float" office:value="83.9431">
                <text:p>83.9431</text:p>
              </table:table-cell>
              <table:table-cell office:value-type="float" office:value="119.724437">
                <text:p>119.724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6">
                <text:p>576</text:p>
              </table:table-cell>
              <table:table-cell office:value-type="float" office:value="16">
                <text:p>16</text:p>
              </table:table-cell>
              <table:table-cell office:value-type="float" office:value="14.2483262232139">
                <text:p>14.2483262232139</text:p>
              </table:table-cell>
              <table:table-cell office:value-type="float" office:value="17.3706977743476">
                <text:p>17.3706977743476</text:p>
              </table:table-cell>
              <table:table-cell office:value-type="float" office:value="83.9431">
                <text:p>83.9431</text:p>
              </table:table-cell>
              <table:table-cell office:value-type="float" office:value="123.593511">
                <text:p>123.5935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4">
                <text:p>504</text:p>
              </table:table-cell>
              <table:table-cell office:value-type="float" office:value="14">
                <text:p>14</text:p>
              </table:table-cell>
              <table:table-cell office:value-type="float" office:value="12.7706684997639">
                <text:p>12.7706684997639</text:p>
              </table:table-cell>
              <table:table-cell office:value-type="float" office:value="15.087097887396">
                <text:p>15.087097887396</text:p>
              </table:table-cell>
              <table:table-cell office:value-type="float" office:value="83.9431">
                <text:p>83.9431</text:p>
              </table:table-cell>
              <table:table-cell office:value-type="float" office:value="118.826775">
                <text:p>118.826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2">
                <text:p>432</text:p>
              </table:table-cell>
              <table:table-cell office:value-type="float" office:value="12">
                <text:p>12</text:p>
              </table:table-cell>
              <table:table-cell office:value-type="float" office:value="11.1895056945829">
                <text:p>11.1895056945829</text:p>
              </table:table-cell>
              <table:table-cell office:value-type="float" office:value="12.7547723770875">
                <text:p>12.7547723770875</text:p>
              </table:table-cell>
              <table:table-cell office:value-type="float" office:value="83.9431">
                <text:p>83.9431</text:p>
              </table:table-cell>
              <table:table-cell office:value-type="float" office:value="115.504107">
                <text:p>115.504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">
                <text:p>360</text:p>
              </table:table-cell>
              <table:table-cell office:value-type="float" office:value="10">
                <text:p>10</text:p>
              </table:table-cell>
              <table:table-cell office:value-type="float" office:value="9.56283053398107">
                <text:p>9.56283053398107</text:p>
              </table:table-cell>
              <table:table-cell office:value-type="float" office:value="10.4490614721561">
                <text:p>10.4490614721561</text:p>
              </table:table-cell>
              <table:table-cell office:value-type="float" office:value="83.9431">
                <text:p>83.9431</text:p>
              </table:table-cell>
              <table:table-cell office:value-type="float" office:value="121.773669">
                <text:p>121.7736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8">
                <text:p>288</text:p>
              </table:table-cell>
              <table:table-cell office:value-type="float" office:value="8">
                <text:p>8</text:p>
              </table:table-cell>
              <table:table-cell office:value-type="float" office:value="7.83104806256404">
                <text:p>7.83104806256404</text:p>
              </table:table-cell>
              <table:table-cell office:value-type="float" office:value="8.26531875322156">
                <text:p>8.26531875322156</text:p>
              </table:table-cell>
              <table:table-cell office:value-type="float" office:value="83.9431">
                <text:p>83.9431</text:p>
              </table:table-cell>
              <table:table-cell office:value-type="float" office:value="106.711357">
                <text:p>106.7113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6">
                <text:p>216</text:p>
              </table:table-cell>
              <table:table-cell office:value-type="float" office:value="6">
                <text:p>6</text:p>
              </table:table-cell>
              <table:table-cell office:value-type="float" office:value="5.92504735038885">
                <text:p>5.92504735038885</text:p>
              </table:table-cell>
              <table:table-cell office:value-type="float" office:value="6.17197231235667">
                <text:p>6.17197231235667</text:p>
              </table:table-cell>
              <table:table-cell office:value-type="float" office:value="83.9431">
                <text:p>83.9431</text:p>
              </table:table-cell>
              <table:table-cell office:value-type="float" office:value="105.029735">
                <text:p>105.0297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3.9316773859815">
                <text:p>3.9316773859815</text:p>
              </table:table-cell>
              <table:table-cell office:value-type="float" office:value="4.07875441105551">
                <text:p>4.07875441105551</text:p>
              </table:table-cell>
              <table:table-cell office:value-type="float" office:value="83.9431">
                <text:p>83.9431</text:p>
              </table:table-cell>
              <table:table-cell office:value-type="float" office:value="99.433978">
                <text:p>99.4339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1.9588195474775">
                <text:p>1.9588195474775</text:p>
              </table:table-cell>
              <table:table-cell office:value-type="float" office:value="1.99273334218541">
                <text:p>1.99273334218541</text:p>
              </table:table-cell>
              <table:table-cell office:value-type="float" office:value="83.9431">
                <text:p>83.9431</text:p>
              </table:table-cell>
              <table:table-cell office:value-type="float" office:value="90.953925">
                <text:p>90.953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99309648027613">
                <text:p>0.99309648027613</text:p>
              </table:table-cell>
              <table:table-cell office:value-type="float" office:value="0.997435490474333">
                <text:p>0.997435490474333</text:p>
              </table:table-cell>
              <table:table-cell office:value-type="float" office:value="83.9431">
                <text:p>83.9431</text:p>
              </table:table-cell>
              <table:table-cell office:value-type="float" office:value="84.883223">
                <text:p>84.8832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99309648027613">
                <text:p>0.99309648027613</text:p>
              </table:table-cell>
              <table:table-cell office:value-type="float" office:value="0.997435490474333">
                <text:p>0.997435490474333</text:p>
              </table:table-cell>
              <table:table-cell office:value-type="float" office:value="83.9431">
                <text:p>83.9431</text:p>
              </table:table-cell>
              <table:table-cell office:value-type="float" office:value="84.883223">
                <text:p>84.8832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99309648027613">
                <text:p>0.99309648027613</text:p>
              </table:table-cell>
              <table:table-cell office:value-type="float" office:value="0.997435490474333">
                <text:p>0.997435490474333</text:p>
              </table:table-cell>
              <table:table-cell office:value-type="float" office:value="83.9431">
                <text:p>83.9431</text:p>
              </table:table-cell>
              <table:table-cell office:value-type="float" office:value="84.883223">
                <text:p>84.8832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99309648027613">
                <text:p>0.99309648027613</text:p>
              </table:table-cell>
              <table:table-cell office:value-type="float" office:value="0.997435490474333">
                <text:p>0.997435490474333</text:p>
              </table:table-cell>
              <table:table-cell office:value-type="float" office:value="83.9431">
                <text:p>83.9431</text:p>
              </table:table-cell>
              <table:table-cell office:value-type="float" office:value="84.883223">
                <text:p>84.8832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3.9431">
                <text:p>83.9431</text:p>
              </table:table-cell>
              <table:table-cell office:value-type="float" office:value="83.9431">
                <text:p>83.94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3.237cm" svg:y="0.192cm" style:legend-expansion="custom" svg:width="14.655cm" svg:height="1.036cm" style:legend-expansion-aspect-ratio="14.1457528957529" chart:style-name="ch2"/>
        <chart:plot-area chart:style-name="ch3" table:cell-range-address="Sheet1.A28:Sheet1.A47 Sheet1.M27:Sheet1.R47" chart:data-source-has-labels="row" svg:x="0.709cm" svg:y="1.186cm" svg:width="18.971cm" svg:height="7.211cm">
          <chart:coordinate-region svg:x="1.621cm" svg:y="1.385cm" svg:width="17.687cm" svg:height="6.365cm"/>
          <chart:axis chart:dimension="x" chart:name="primary-x" chart:style-name="ch4">
            <chart:title svg:x="9.354cm" svg:y="8.24cm" chart:style-name="ch5">
              <text:p>#processes</text:p>
            </chart:title>
          </chart:axis>
          <chart:axis chart:dimension="y" chart:name="primary-y" chart:style-name="ch6">
            <chart:title svg:x="0.149cm" svg:y="6.441cm" chart:style-name="ch7">
              <text:p>Runtime proportion</text:p>
            </chart:title>
            <chart:grid chart:style-name="ch8" chart:class="major"/>
          </chart:axis>
          <chart:series chart:style-name="ch9" chart:values-cell-range-address="Sheet1.M28:Sheet1.M47" chart:label-cell-address="Sheet1.M27:Sheet1.M27" chart:class="chart:scatter">
            <chart:domain table:cell-range-address="Sheet1.A28:Sheet1.A47"/>
            <chart:data-point chart:repeated="20"/>
          </chart:series>
          <chart:series chart:style-name="ch10" chart:values-cell-range-address="Sheet1.N28:Sheet1.N47" chart:label-cell-address="Sheet1.N27:Sheet1.N27" chart:class="chart:scatter">
            <chart:data-point chart:repeated="20"/>
          </chart:series>
          <chart:series chart:style-name="ch11" chart:values-cell-range-address="Sheet1.O28:Sheet1.O47" chart:label-cell-address="Sheet1.O27:Sheet1.O27" chart:class="chart:scatter">
            <chart:data-point chart:repeated="20"/>
          </chart:series>
          <chart:series chart:style-name="ch12" chart:values-cell-range-address="Sheet1.P28:Sheet1.P47" chart:label-cell-address="Sheet1.P27:Sheet1.P27" chart:class="chart:scatter">
            <chart:data-point chart:repeated="20"/>
          </chart:series>
          <chart:series chart:style-name="ch13" chart:values-cell-range-address="Sheet1.Q28:Sheet1.Q47" chart:label-cell-address="Sheet1.Q27:Sheet1.Q27" chart:class="chart:scatter">
            <chart:data-point chart:repeated="20"/>
          </chart:series>
          <chart:series chart:style-name="ch14" chart:values-cell-range-address="Sheet1.R28:Sheet1.R47" chart:label-cell-address="Sheet1.R27:Sheet1.R27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e-symbolic step</text:p>
                <draw:g>
                  <svg:desc>Sheet1.M27:Sheet1.M27</svg:desc>
                </draw:g>
              </table:table-cell>
              <table:table-cell office:value-type="string">
                <text:p>symbolic step</text:p>
                <draw:g>
                  <svg:desc>Sheet1.N27:Sheet1.N27</svg:desc>
                </draw:g>
              </table:table-cell>
              <table:table-cell office:value-type="string">
                <text:p>duplicates elimination</text:p>
                <draw:g>
                  <svg:desc>Sheet1.O27:Sheet1.O27</svg:desc>
                </draw:g>
              </table:table-cell>
              <table:table-cell office:value-type="string">
                <text:p>pre-object generation</text:p>
                <draw:g>
                  <svg:desc>Sheet1.P27:Sheet1.P27</svg:desc>
                </draw:g>
              </table:table-cell>
              <table:table-cell office:value-type="string">
                <text:p>object generation</text:p>
                <draw:g>
                  <svg:desc>Sheet1.Q27:Sheet1.Q27</svg:desc>
                </draw:g>
              </table:table-cell>
              <table:table-cell office:value-type="string">
                <text:p>communication</text:p>
                <draw:g>
                  <svg:desc>Sheet1.R27:Sheet1.R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0">
                <text:p>1260</text:p>
                <draw:g>
                  <svg:desc>Sheet1.A28:Sheet1.A47</svg:desc>
                </draw:g>
              </table:table-cell>
              <table:table-cell office:value-type="float" office:value="0.0917266783901184">
                <text:p>0.0917266783901184</text:p>
                <draw:g>
                  <svg:desc>Sheet1.M28:Sheet1.M47</svg:desc>
                </draw:g>
              </table:table-cell>
              <table:table-cell office:value-type="float" office:value="0.361321622639018">
                <text:p>0.361321622639018</text:p>
                <draw:g>
                  <svg:desc>Sheet1.N28:Sheet1.N47</svg:desc>
                </draw:g>
              </table:table-cell>
              <table:table-cell office:value-type="float" office:value="0.208756688728949">
                <text:p>0.208756688728949</text:p>
                <draw:g>
                  <svg:desc>Sheet1.O28:Sheet1.O47</svg:desc>
                </draw:g>
              </table:table-cell>
              <table:table-cell office:value-type="float" office:value="0.153077962817086">
                <text:p>0.153077962817086</text:p>
                <draw:g>
                  <svg:desc>Sheet1.P28:Sheet1.P47</svg:desc>
                </draw:g>
              </table:table-cell>
              <table:table-cell office:value-type="float" office:value="0.0688587995944908">
                <text:p>0.0688587995944908</text:p>
                <draw:g>
                  <svg:desc>Sheet1.Q28:Sheet1.Q47</svg:desc>
                </draw:g>
              </table:table-cell>
              <table:table-cell office:value-type="float" office:value="0.116258247830338">
                <text:p>0.116258247830338</text:p>
                <draw:g>
                  <svg:desc>Sheet1.R28:Sheet1.R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2">
                <text:p>1152</text:p>
              </table:table-cell>
              <table:table-cell office:value-type="float" office:value="0.0943379318194938">
                <text:p>0.0943379318194938</text:p>
              </table:table-cell>
              <table:table-cell office:value-type="float" office:value="0.347471516657139">
                <text:p>0.347471516657139</text:p>
              </table:table-cell>
              <table:table-cell office:value-type="float" office:value="0.21177389802186">
                <text:p>0.21177389802186</text:p>
              </table:table-cell>
              <table:table-cell office:value-type="float" office:value="0.15686377127259">
                <text:p>0.15686377127259</text:p>
              </table:table-cell>
              <table:table-cell office:value-type="float" office:value="0.0705758160272561">
                <text:p>0.0705758160272561</text:p>
              </table:table-cell>
              <table:table-cell office:value-type="float" office:value="0.118977066201661">
                <text:p>0.1189770662016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4">
                <text:p>1044</text:p>
              </table:table-cell>
              <table:table-cell office:value-type="float" office:value="0.094667022714311">
                <text:p>0.094667022714311</text:p>
              </table:table-cell>
              <table:table-cell office:value-type="float" office:value="0.349510792016149">
                <text:p>0.349510792016149</text:p>
              </table:table-cell>
              <table:table-cell office:value-type="float" office:value="0.215824604125073">
                <text:p>0.215824604125073</text:p>
              </table:table-cell>
              <table:table-cell office:value-type="float" office:value="0.150390782015254">
                <text:p>0.150390782015254</text:p>
              </table:table-cell>
              <table:table-cell office:value-type="float" office:value="0.0709697169643141">
                <text:p>0.0709697169643141</text:p>
              </table:table-cell>
              <table:table-cell office:value-type="float" office:value="0.118637082164898">
                <text:p>0.1186370821648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6">
                <text:p>936</text:p>
              </table:table-cell>
              <table:table-cell office:value-type="float" office:value="0.0912510705635723">
                <text:p>0.0912510705635723</text:p>
              </table:table-cell>
              <table:table-cell office:value-type="float" office:value="0.379912547662086">
                <text:p>0.379912547662086</text:p>
              </table:table-cell>
              <table:table-cell office:value-type="float" office:value="0.196045385622977">
                <text:p>0.196045385622977</text:p>
              </table:table-cell>
              <table:table-cell office:value-type="float" office:value="0.154168430775244">
                <text:p>0.154168430775244</text:p>
              </table:table-cell>
              <table:table-cell office:value-type="float" office:value="0.0664841977111121">
                <text:p>0.0664841977111121</text:p>
              </table:table-cell>
              <table:table-cell office:value-type="float" office:value="0.112138367665008">
                <text:p>0.112138367665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8">
                <text:p>828</text:p>
              </table:table-cell>
              <table:table-cell office:value-type="float" office:value="0.0958391692131875">
                <text:p>0.0958391692131875</text:p>
              </table:table-cell>
              <table:table-cell office:value-type="float" office:value="0.353986315666384">
                <text:p>0.353986315666384</text:p>
              </table:table-cell>
              <table:table-cell office:value-type="float" office:value="0.206021503978212">
                <text:p>0.206021503978212</text:p>
              </table:table-cell>
              <table:table-cell office:value-type="float" office:value="0.156328211995805">
                <text:p>0.156328211995805</text:p>
              </table:table-cell>
              <table:table-cell office:value-type="float" office:value="0.0712000469516329">
                <text:p>0.0712000469516329</text:p>
              </table:table-cell>
              <table:table-cell office:value-type="float" office:value="0.116624752194779">
                <text:p>0.116624752194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0">
                <text:p>720</text:p>
              </table:table-cell>
              <table:table-cell office:value-type="float" office:value="0.0958559570894797">
                <text:p>0.0958559570894797</text:p>
              </table:table-cell>
              <table:table-cell office:value-type="float" office:value="0.366622943526996">
                <text:p>0.366622943526996</text:p>
              </table:table-cell>
              <table:table-cell office:value-type="float" office:value="0.19907539762616">
                <text:p>0.19907539762616</text:p>
              </table:table-cell>
              <table:table-cell office:value-type="float" office:value="0.153117165316204">
                <text:p>0.153117165316204</text:p>
              </table:table-cell>
              <table:table-cell office:value-type="float" office:value="0.0690329811343764">
                <text:p>0.0690329811343764</text:p>
              </table:table-cell>
              <table:table-cell office:value-type="float" office:value="0.116295555306784">
                <text:p>0.116295555306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8">
                <text:p>648</text:p>
              </table:table-cell>
              <table:table-cell office:value-type="float" office:value="0.0896390307418813">
                <text:p>0.0896390307418813</text:p>
              </table:table-cell>
              <table:table-cell office:value-type="float" office:value="0.375119139901028">
                <text:p>0.375119139901028</text:p>
              </table:table-cell>
              <table:table-cell office:value-type="float" office:value="0.180282833043295">
                <text:p>0.180282833043295</text:p>
              </table:table-cell>
              <table:table-cell office:value-type="float" office:value="0.158012550763152">
                <text:p>0.158012550763152</text:p>
              </table:table-cell>
              <table:table-cell office:value-type="float" office:value="0.0610824707356588">
                <text:p>0.0610824707356588</text:p>
              </table:table-cell>
              <table:table-cell office:value-type="float" office:value="0.135863974814985">
                <text:p>0.135863974814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6">
                <text:p>576</text:p>
              </table:table-cell>
              <table:table-cell office:value-type="float" office:value="0.0974291511779326">
                <text:p>0.0974291511779326</text:p>
              </table:table-cell>
              <table:table-cell office:value-type="float" office:value="0.363594392797237">
                <text:p>0.363594392797237</text:p>
              </table:table-cell>
              <table:table-cell office:value-type="float" office:value="0.18986579788209">
                <text:p>0.18986579788209</text:p>
              </table:table-cell>
              <table:table-cell office:value-type="float" office:value="0.153025358633782">
                <text:p>0.153025358633782</text:p>
              </table:table-cell>
              <table:table-cell office:value-type="float" office:value="0.0638943705097857">
                <text:p>0.0638943705097857</text:p>
              </table:table-cell>
              <table:table-cell office:value-type="float" office:value="0.132190928999173">
                <text:p>0.1321909289991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4">
                <text:p>504</text:p>
              </table:table-cell>
              <table:table-cell office:value-type="float" office:value="0.0912564162339071">
                <text:p>0.0912564162339071</text:p>
              </table:table-cell>
              <table:table-cell office:value-type="float" office:value="0.379304479299609">
                <text:p>0.379304479299609</text:p>
              </table:table-cell>
              <table:table-cell office:value-type="float" office:value="0.175640438022689">
                <text:p>0.175640438022689</text:p>
              </table:table-cell>
              <table:table-cell office:value-type="float" office:value="0.158635457587274">
                <text:p>0.158635457587274</text:p>
              </table:table-cell>
              <table:table-cell office:value-type="float" office:value="0.0616401078375675">
                <text:p>0.0616401078375675</text:p>
              </table:table-cell>
              <table:table-cell office:value-type="float" office:value="0.133523101018953">
                <text:p>0.133523101018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2">
                <text:p>432</text:p>
              </table:table-cell>
              <table:table-cell office:value-type="float" office:value="0.0956486635469675">
                <text:p>0.0956486635469675</text:p>
              </table:table-cell>
              <table:table-cell office:value-type="float" office:value="0.387287040313867">
                <text:p>0.387287040313867</text:p>
              </table:table-cell>
              <table:table-cell office:value-type="float" office:value="0.179372021123031">
                <text:p>0.179372021123031</text:p>
              </table:table-cell>
              <table:table-cell office:value-type="float" office:value="0.15952594963062">
                <text:p>0.15952594963062</text:p>
              </table:table-cell>
              <table:table-cell office:value-type="float" office:value="0.0605671999445299">
                <text:p>0.0605671999445299</text:p>
              </table:table-cell>
              <table:table-cell office:value-type="float" office:value="0.117599125440985">
                <text:p>0.1175991254409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">
                <text:p>360</text:p>
              </table:table-cell>
              <table:table-cell office:value-type="float" office:value="0.100064290924355">
                <text:p>0.100064290924355</text:p>
              </table:table-cell>
              <table:table-cell office:value-type="float" office:value="0.349778279897826">
                <text:p>0.349778279897826</text:p>
              </table:table-cell>
              <table:table-cell office:value-type="float" office:value="0.202324905049998">
                <text:p>0.202324905049998</text:p>
              </table:table-cell>
              <table:table-cell office:value-type="float" office:value="0.166134527841898">
                <text:p>0.166134527841898</text:p>
              </table:table-cell>
              <table:table-cell office:value-type="float" office:value="0.0760886939519838">
                <text:p>0.0760886939519838</text:p>
              </table:table-cell>
              <table:table-cell office:value-type="float" office:value="0.105609302333939">
                <text:p>0.1056093023339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8">
                <text:p>288</text:p>
              </table:table-cell>
              <table:table-cell office:value-type="float" office:value="0.0925806094709681">
                <text:p>0.0925806094709681</text:p>
              </table:table-cell>
              <table:table-cell office:value-type="float" office:value="0.391172215629107">
                <text:p>0.391172215629107</text:p>
              </table:table-cell>
              <table:table-cell office:value-type="float" office:value="0.178294736744346">
                <text:p>0.178294736744346</text:p>
              </table:table-cell>
              <table:table-cell office:value-type="float" office:value="0.163242257003784">
                <text:p>0.163242257003784</text:p>
              </table:table-cell>
              <table:table-cell office:value-type="float" office:value="0.0632803900023502">
                <text:p>0.0632803900023502</text:p>
              </table:table-cell>
              <table:table-cell office:value-type="float" office:value="0.111429791149445">
                <text:p>0.111429791149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6">
                <text:p>216</text:p>
              </table:table-cell>
              <table:table-cell office:value-type="float" office:value="0.0943188990168854">
                <text:p>0.0943188990168854</text:p>
              </table:table-cell>
              <table:table-cell office:value-type="float" office:value="0.389305265418213">
                <text:p>0.389305265418213</text:p>
              </table:table-cell>
              <table:table-cell office:value-type="float" office:value="0.177155461161079">
                <text:p>0.177155461161079</text:p>
              </table:table-cell>
              <table:table-cell office:value-type="float" office:value="0.167149277841201">
                <text:p>0.167149277841201</text:p>
              </table:table-cell>
              <table:table-cell office:value-type="float" office:value="0.0650805653755762">
                <text:p>0.0650805653755762</text:p>
              </table:table-cell>
              <table:table-cell office:value-type="float" office:value="0.106990531187045">
                <text:p>0.1069905311870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">
                <text:p>144</text:p>
              </table:table-cell>
              <table:table-cell office:value-type="float" office:value="0.0962475708039865">
                <text:p>0.0962475708039865</text:p>
              </table:table-cell>
              <table:table-cell office:value-type="float" office:value="0.383763744251171">
                <text:p>0.383763744251171</text:p>
              </table:table-cell>
              <table:table-cell office:value-type="float" office:value="0.179132192845458">
                <text:p>0.179132192845458</text:p>
              </table:table-cell>
              <table:table-cell office:value-type="float" office:value="0.170538718573092">
                <text:p>0.170538718573092</text:p>
              </table:table-cell>
              <table:table-cell office:value-type="float" office:value="0.0692696544565261">
                <text:p>0.0692696544565261</text:p>
              </table:table-cell>
              <table:table-cell office:value-type="float" office:value="0.101048119069766">
                <text:p>0.1010481190697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">
                <text:p>72</text:p>
              </table:table-cell>
              <table:table-cell office:value-type="float" office:value="0.100278565767784">
                <text:p>0.100278565767784</text:p>
              </table:table-cell>
              <table:table-cell office:value-type="float" office:value="0.392471207566525">
                <text:p>0.392471207566525</text:p>
              </table:table-cell>
              <table:table-cell office:value-type="float" office:value="0.18017220079801">
                <text:p>0.18017220079801</text:p>
              </table:table-cell>
              <table:table-cell office:value-type="float" office:value="0.174354704364034">
                <text:p>0.174354704364034</text:p>
              </table:table-cell>
              <table:table-cell office:value-type="float" office:value="0.0778124195385983">
                <text:p>0.0778124195385983</text:p>
              </table:table-cell>
              <table:table-cell office:value-type="float" office:value="0.0749109019650481">
                <text:p>0.07491090196504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0.102092953104279">
                <text:p>0.102092953104279</text:p>
              </table:table-cell>
              <table:table-cell office:value-type="float" office:value="0.397800344130836">
                <text:p>0.397800344130836</text:p>
              </table:table-cell>
              <table:table-cell office:value-type="float" office:value="0.190491880039753">
                <text:p>0.190491880039753</text:p>
              </table:table-cell>
              <table:table-cell office:value-type="float" office:value="0.179873693245604">
                <text:p>0.179873693245604</text:p>
              </table:table-cell>
              <table:table-cell office:value-type="float" office:value="0.0831472403468724">
                <text:p>0.0831472403468724</text:p>
              </table:table-cell>
              <table:table-cell office:value-type="float" office:value="0.046593889132655">
                <text:p>0.0465938891326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0.102092953104279">
                <text:p>0.102092953104279</text:p>
              </table:table-cell>
              <table:table-cell office:value-type="float" office:value="0.397800344130836">
                <text:p>0.397800344130836</text:p>
              </table:table-cell>
              <table:table-cell office:value-type="float" office:value="0.190491880039753">
                <text:p>0.190491880039753</text:p>
              </table:table-cell>
              <table:table-cell office:value-type="float" office:value="0.179873693245604">
                <text:p>0.179873693245604</text:p>
              </table:table-cell>
              <table:table-cell office:value-type="float" office:value="0.0831472403468724">
                <text:p>0.0831472403468724</text:p>
              </table:table-cell>
              <table:table-cell office:value-type="float" office:value="0.046593889132655">
                <text:p>0.0465938891326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0.102092953104279">
                <text:p>0.102092953104279</text:p>
              </table:table-cell>
              <table:table-cell office:value-type="float" office:value="0.397800344130836">
                <text:p>0.397800344130836</text:p>
              </table:table-cell>
              <table:table-cell office:value-type="float" office:value="0.190491880039753">
                <text:p>0.190491880039753</text:p>
              </table:table-cell>
              <table:table-cell office:value-type="float" office:value="0.179873693245604">
                <text:p>0.179873693245604</text:p>
              </table:table-cell>
              <table:table-cell office:value-type="float" office:value="0.0831472403468724">
                <text:p>0.0831472403468724</text:p>
              </table:table-cell>
              <table:table-cell office:value-type="float" office:value="0.046593889132655">
                <text:p>0.0465938891326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102092953104279">
                <text:p>0.102092953104279</text:p>
              </table:table-cell>
              <table:table-cell office:value-type="float" office:value="0.397800344130836">
                <text:p>0.397800344130836</text:p>
              </table:table-cell>
              <table:table-cell office:value-type="float" office:value="0.190491880039753">
                <text:p>0.190491880039753</text:p>
              </table:table-cell>
              <table:table-cell office:value-type="float" office:value="0.179873693245604">
                <text:p>0.179873693245604</text:p>
              </table:table-cell>
              <table:table-cell office:value-type="float" office:value="0.0831472403468724">
                <text:p>0.0831472403468724</text:p>
              </table:table-cell>
              <table:table-cell office:value-type="float" office:value="0.046593889132655">
                <text:p>0.0465938891326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0.103901747665416">
                <text:p>0.103901747665416</text:p>
              </table:table-cell>
              <table:table-cell office:value-type="float" office:value="0.392966663960467">
                <text:p>0.392966663960467</text:p>
              </table:table-cell>
              <table:table-cell office:value-type="float" office:value="0.189950464372921">
                <text:p>0.189950464372921</text:p>
              </table:table-cell>
              <table:table-cell office:value-type="float" office:value="0.185753586759405">
                <text:p>0.185753586759405</text:p>
              </table:table-cell>
              <table:table-cell office:value-type="float" office:value="0.0847393095879927">
                <text:p>0.0847393095879927</text:p>
              </table:table-cell>
              <table:table-cell office:value-type="float" office:value="0.0426882276537991">
                <text:p>0.0426882276537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